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i-sans-serif" svg:font-family="ui-sans-serif, system-ui, sans-serif, 'Apple Color Emoji', 'Segoe UI Emoji', 'Segoe UI Symbol', 'Noto Color Emoji'" style:font-charset="x-symbol"/>
    <style:font-face style:name="ヒラギノ明朝 ProN" svg:font-family="'ヒラギノ明朝 ProN'" style:font-family-generic="system" style:font-pitch="variable"/>
    <style:font-face style:name="ヒラギノ角ゴシック" svg:font-family="ヒラギノ角ゴシック"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style={{width: 1440, height: 14926, position: 'relative', background: 'white', boxShadow: '0px 4px 4px rgba(0, 0, 0, 0.25)', overflow: 'hidden'}}&gt;</text:p>
      <text:p text:style-name="Standard"><text:s text:c="2"/>&lt;div style={{width: 1440, height: 277, left: 0, top: 1036, position: 'absolute', background: '#FFDFDF'}} /&gt;</text:p>
      <text:p text:style-name="Standard"><text:s text:c="2"/>&lt;div style={{width: 1736.51, height: 384.27, left: -202.90, top: 1079.94, position: 'absolute', background: 'white'}} /&gt;</text:p>
      <text:p text:style-name="Standard"><text:s text:c="2"/>&lt;div style={{width: 1440, height: 140, left: 0, top: 0, position: 'absolute', background: 'white'}} /&gt;</text:p>
      <text:p text:style-name="Standard"><text:s text:c="2"/>&lt;div style={{left: 572.50, top: 131, position: 'absolute', justifyContent: 'center', alignItems: 'center', gap: 18, display: 'inline-flex'}}&gt;</text:p>
      <text:p text:style-name="Standard"><text:s text:c="4"/>&lt;div style={{width: 35, textAlign: 'center', color: '#343434', fontSize: 16, fontFamily: 'Noto Sans JP', fontWeight: '400', letterSpacing: 1.60, wordWrap: 'break-word'}}&gt;TOP&lt;/div&gt;</text:p>
      <text:p text:style-name="Standard"><text:s text:c="4"/>&lt;div style={{width: 71, textAlign: 'center', color: '#343434', fontSize: 16, fontFamily: 'Noto Sans JP', fontWeight: '400', letterSpacing: 1.60, wordWrap: 'break-word'}}&gt;講師紹介&lt;/div&gt;</text:p>
      <text:p text:style-name="Standard"><text:s text:c="4"/>&lt;div style={{width: 71, textAlign: 'center', color: '#343434', fontSize: 16, fontFamily: 'Noto Sans JP', fontWeight: '400', letterSpacing: 1.60, wordWrap: 'break-word'}}&gt;講座一覧&lt;/div&gt;</text:p>
      <text:p text:style-name="Standard"><text:s text:c="4"/>&lt;div style={{width: 90, textAlign: 'center', color: '#343434', fontSize: 16, fontFamily: 'Noto Sans JP', fontWeight: '400', letterSpacing: 1.60, wordWrap: 'break-word'}}&gt;内定者実績&lt;/div&gt;</text:p>
      <text:p text:style-name="Standard"><text:s text:c="4"/>&lt;div style={{width: 125, textAlign: 'center', color: '#343434', fontSize: 16, fontFamily: 'Noto Sans JP', fontWeight: '400', letterSpacing: 1.60, wordWrap: 'break-word'}}&gt;お役立ちコラム&lt;/div&gt;</text:p>
      <text:p text:style-name="Standard"><text:s text:c="2"/>&lt;/div&gt;</text:p>
      <text:p text:style-name="Standard"><text:s text:c="2"/>&lt;div style={{left: 316, top: 1182, position: 'absolute', justifyContent: 'flex-start', alignItems: 'center', gap: 24, display: 'inline-flex'}}&gt;</text:p>
      <text:p text:style-name="Standard"><text:s text:c="4"/>&lt;div style={{width: 252, height: 56, padding: 10, background: '#F8BBBB', boxShadow: '0px 4px 4px rgba(0, 0, 0, 0.25)', borderRadius: 30, justifyContent: 'center', alignItems: 'center', gap: 20, display: 'flex'}}&gt;</text:p>
      <text:p text:style-name="Standard"><text:s text:c="6"/>&lt;div style={{width: 223, height: 18, textAlign: 'center', justifyContent: 'center', display: 'flex', flexDirection: 'column', color: '#343434', fontSize: 20, fontFamily: 'Noto Sans JP', fontWeight: '700', lineHeight: 30, letterSpacing: 2, wordWrap: 'break-word'}}&gt;エアライン受験相談&lt;/div&gt;</text:p>
      <text:p text:style-name="Standard"><text:s text:c="4"/>&lt;/div&gt;</text:p>
      <text:p text:style-name="Standard"><text:s text:c="4"/>&lt;div style={{width: 252, height: 56, padding: 10, background: '#F8BBBB', boxShadow: '0px 4px 4px rgba(0, 0, 0, 0.25)', borderRadius: 30, justifyContent: 'center', alignItems: 'center', gap: 20, display: 'flex'}}&gt;</text:p>
      <text:p text:style-name="Standard"><text:s text:c="6"/>&lt;div style={{width: 152, height: 18, textAlign: 'center', justifyContent: 'center', display: 'flex', flexDirection: 'column', color: '#343434', fontSize: 20, fontFamily: 'Noto Sans JP', fontWeight: '700', lineHeight: 30, letterSpacing: 2, wordWrap: 'break-word'}}&gt;講座予約&lt;/div&gt;</text:p>
      <text:p text:style-name="Standard"><text:s text:c="4"/>&lt;/div&gt;</text:p>
      <text:p text:style-name="Standard"><text:s text:c="4"/>&lt;div style={{width: 252, height: 56, padding: 10, background: '#F8BBBB', boxShadow: '0px 4px 4px rgba(0, 0, 0, 0.25)', borderRadius: 30, justifyContent: 'center', alignItems: 'center', gap: 20, display: 'flex'}}&gt;</text:p>
      <text:p text:style-name="Standard"><text:s text:c="6"/>&lt;div style={{width: 149, height: 18, textAlign: 'center', justifyContent: 'center', display: 'flex', flexDirection: 'column', color: '#343434', fontSize: 20, fontFamily: 'Noto Sans JP', fontWeight: '700', lineHeight: 30, letterSpacing: 2, wordWrap: 'break-word'}}&gt;お問合せ&lt;/div&gt;</text:p>
      <text:p text:style-name="Standard"><text:s text:c="4"/>&lt;/div&gt;</text:p>
      <text:p text:style-name="Standard"><text:s text:c="2"/>&lt;/div&gt;</text:p>
      <text:p text:style-name="Standard"><text:soft-page-break/><text:s text:c="2"/>&lt;div style={{width: 139, height: 37, padding: 10, left: 1221, top: 122, position: 'absolute', background: '#F8BBBB', borderRadius: 30, justifyContent: 'center', alignItems: 'center', gap: 20, display: 'inline-flex'}}&gt;</text:p>
      <text:p text:style-name="Standard"><text:s text:c="4"/>&lt;div style={{width: 86, height: 18, textAlign: 'center', justifyContent: 'center', display: 'flex', flexDirection: 'column', color: '#343434', fontSize: 16, fontFamily: 'Noto Sans JP', fontWeight: '500', lineHeight: 24, letterSpacing: 1.60, wordWrap: 'break-word'}}&gt;お問合せ&lt;/div&gt;</text:p>
      <text:p text:style-name="Standard"><text:s text:c="2"/>&lt;/div&gt;</text:p>
      <text:p text:style-name="Standard"><text:s text:c="2"/>&lt;div style={{width: 139, height: 37, padding: 10, left: 1073, top: 122, position: 'absolute', background: '#F8BBBB', borderRadius: 30, justifyContent: 'center', alignItems: 'center', gap: 20, display: 'inline-flex'}}&gt;</text:p>
      <text:p text:style-name="Standard"><text:s text:c="4"/>&lt;div style={{width: 86, height: 18, textAlign: 'center', justifyContent: 'center', display: 'flex', flexDirection: 'column', color: '#343434', fontSize: 16, fontFamily: 'Noto Sans JP', fontWeight: '500', lineHeight: 24, letterSpacing: 1.60, wordWrap: 'break-word'}}&gt;講座予約&lt;/div&gt;</text:p>
      <text:p text:style-name="Standard"><text:s text:c="2"/>&lt;/div&gt;</text:p>
      <text:p text:style-name="Standard"><text:s text:c="2"/>&lt;div style={{width: 1440, height: 80, left: 0, top: -1, position: 'absolute', background: '#F8BBBB'}} /&gt;</text:p>
      <text:p text:style-name="Standard"><text:s text:c="2"/>&lt;div style={{width: 1440, height: 428, left: 0, top: 258, position: 'absolute', background: '#D9D9D9'}} /&gt;</text:p>
      <text:p text:style-name="Standard"><text:s text:c="2"/>&lt;img style={{width: 1482, height: 803, left: -16, top: 247, position: 'absolute'}} src="https://placehold.co/1482x803" /&gt;</text:p>
      <text:p text:style-name="Standard"><text:s text:c="2"/>&lt;div style={{left: 180, top: 348, position: 'absolute', textAlign: 'center'}}&gt;&lt;span style="color: 'white', fontSize: 48, fontFamily: 'Yu Mincho', fontWeight: '600', lineHeight: 72, letterSpacing: 4.80, wordWrap: 'break-word', textShadow: '0px 0px 6px rgba(86, 117, 150, 1.00)'"&gt;あなたの&lt;/span&gt;&lt;span style="color: 'white', fontSize: 60, fontFamily: 'Yu Mincho', fontWeight: '600', lineHeight: 90, letterSpacing: 6, wordWrap: 'break-word', textShadow: '0px 0px 6px rgba(86, 117, 150, 1.00)'"&gt;諦めない心&lt;/span&gt;&lt;span style="color: 'white', fontSize: 48, fontFamily: 'Yu Mincho', fontWeight: '600', lineHeight: 72, letterSpacing: 4.80, wordWrap: 'break-word', textShadow: '0px 0px 6px rgba(86, 117, 150, 1.00)'"&gt;が&lt;br/&gt;&lt;/span&gt;&lt;span style="color: 'white', fontSize: 60, fontFamily: 'Yu Mincho', fontWeight: '600', lineHeight: 90, letterSpacing: 6, wordWrap: 'break-word', textShadow: '0px 0px 6px rgba(86, 117, 150, 1.00)'"&gt;夢&lt;/span&gt;&lt;span style="color: 'white', fontSize: 48, fontFamily: 'Yu Mincho', fontWeight: '600', lineHeight: 72, letterSpacing: 4.80, wordWrap: 'break-word', textShadow: '0px 0px 6px rgba(86, 117, 150, 1.00)'"&gt;を&lt;/span&gt;&lt;span style="color: 'white', fontSize: 60, fontFamily: 'Yu Mincho', fontWeight: '600', lineHeight: 90, letterSpacing: 6, wordWrap: 'break-word', textShadow: '0px 0px 6px rgba(86, 117, 150, 1.00)'"&gt;現実&lt;/span&gt;&lt;span style="color: 'white', fontSize: 48, fontFamily: 'Yu Mincho', fontWeight: '600', lineHeight: 72, letterSpacing: 4.80, wordWrap: 'break-word', textShadow: '0px 0px 6px rgba(86, 117, 150, 1.00)'"&gt;に変えていく&lt;/span&gt;&lt;/div&gt;</text:p>
      <text:p text:style-name="Standard"><text:s text:c="2"/>&lt;div style={{left: 180, top: 542, position: 'absolute', color: '#343434', fontSize: 20, fontFamily: 'Yu Mincho', fontWeight: '600', lineHeight: 30, letterSpacing: 2, wordWrap: 'break-word'}}&gt;そのままのあなたで必ず内定が掴める。&lt;br/&gt;あなたの“なりたい”想いを形にする個別サポート。&lt;/div&gt;</text:p>
      <text:p text:style-name="Standard"><text:s text:c="2"/>&lt;div style={{left: 425.50, top: 23, position: 'absolute', justifyContent: 'flex-start', alignItems: 'center', gap: 20, display: 'inline-flex'}}&gt;</text:p>
      <text:p text:style-name="Standard"><text:s text:c="4"/>&lt;div style={{width: 319, textAlign: 'center', color: '#343434', fontSize: 16, fontFamily: 'Noto Sans JP', fontWeight: '700', lineHeight: 24, letterSpacing: 1.60, wordWrap: 'break-word'}}&gt;今すぐ相談！エアライン受験お悩み相談&lt;/div&gt;</text:p>
      <text:p text:style-name="Standard"><text:soft-page-break/><text:s text:c="4"/>&lt;div style={{width: 250, height: 40, paddingTop: 10, paddingBottom: 10, paddingLeft: 6, paddingRight: 10, background: 'white', borderRadius: 30, justifyContent: 'center', alignItems: 'center', gap: 10, display: 'flex'}}&gt;</text:p>
      <text:p text:style-name="Standard"><text:s text:c="6"/>&lt;div style={{textAlign: 'center', color: '#343434', fontSize: 16, fontFamily: 'Noto Sans JP', fontWeight: '700', lineHeight: 24, letterSpacing: 1.60, wordWrap: 'break-word'}}&gt;お申し込みはコチラ&lt;/div&gt;</text:p>
      <text:p text:style-name="Standard"><text:s text:c="4"/>&lt;/div&gt;</text:p>
      <text:p text:style-name="Standard"><text:s text:c="2"/>&lt;/div&gt;</text:p>
      <text:p text:style-name="Standard"><text:s text:c="2"/>&lt;img style={{width: 449, height: 90, left: 83, top: 91, position: 'absolute'}} src="https://placehold.co/449x90" /&gt;</text:p>
      <text:p text:style-name="Standard"><text:s text:c="2"/>&lt;div style={{width: 261, height: 12.04, left: 585, top: 10768.43, position: 'absolute', textAlign: 'center', justifyContent: 'center', display: 'flex', flexDirection: 'column', color: '#343434', fontSize: 16, fontFamily: 'Yu Mincho', fontWeight: '400', lineHeight: 24, letterSpacing: 3.20, wordWrap: 'break-word'}}&gt;STUDY&lt;/div&gt;</text:p>
      <text:p text:style-name="Standard"><text:s text:c="2"/>&lt;div style={{width: 443.86, height: 48.14, left: 475, top: 10784.48, position: 'absolute', textAlign: 'center', color: '#B51230', fontSize: 32, fontFamily: 'Yu Mincho', fontWeight: '600', lineHeight: 48, letterSpacing: 6.40, wordWrap: 'break-word'}}&gt;その他の学習コンテンツ&lt;/div&gt;</text:p>
      <text:p text:style-name="Standard"><text:s text:c="2"/>&lt;div style={{width: 34.53, height: 35, left: 1.41, top: 0, position: 'absolute', background: '#F49B9B'}} /&gt;</text:p>
      <text:p text:style-name="Standard"><text:s text:c="2"/>&lt;div style={{width: 528, height: 56, padding: 10, left: 452, top: 2562, position: 'absolute', borderRadius: 30, outline: '1px #343434 solid', outlineOffset: '-1px', justifyContent: 'center', alignItems: 'center', gap: 20, display: 'inline-flex'}}&gt;</text:p>
      <text:p text:style-name="Standard"><text:s text:c="4"/>&lt;div style={{width: 202, height: 18, textAlign: 'center', justifyContent: 'center', display: 'flex', flexDirection: 'column', color: 'black', fontSize: 20, fontFamily: 'Noto Sans JP', fontWeight: '350', lineHeight: 30, letterSpacing: 2, wordWrap: 'break-word'}}&gt;内定実績一覧を見る&lt;/div&gt;</text:p>
      <text:p text:style-name="Standard"><text:s text:c="2"/>&lt;/div&gt;</text:p>
      <text:p text:style-name="Standard"><text:s text:c="2"/>&lt;div style={{width: 276, height: 12, left: 524, top: 1387.90, position: 'absolute', textAlign: 'center', justifyContent: 'center', display: 'flex', flexDirection: 'column', color: '#343434', fontSize: 32, fontFamily: 'Allura', fontWeight: '400', lineHeight: 48, wordWrap: 'break-word'}}&gt;Congratuletion&lt;/div&gt;</text:p>
      <text:p text:style-name="Standard"><text:s text:c="2"/>&lt;div style={{width: 267, height: 87.26, left: 524, top: 1399.94, position: 'absolute', textAlign: 'center', color: '#B51230', fontSize: 58, fontFamily: 'Yu Mincho', fontWeight: '600', lineHeight: 87, letterSpacing: 11.60, wordWrap: 'break-word'}}&gt;内定実績&lt;/div&gt;</text:p>
      <text:p text:style-name="Standard"><text:s text:c="2"/>&lt;div style={{width: 32.36, height: 35, left: 1.32, top: 0, position: 'absolute', background: '#F49B9B'}} /&gt;</text:p>
      <text:p text:style-name="Standard"><text:s text:c="2"/>&lt;div style={{width: 408, height: 172.99, left: 809, top: 1550.89, position: 'absolute', textAlign: 'center'}}&gt;&lt;span style="color: '#B51230', fontSize: 160, fontFamily: 'Yu Mincho', fontWeight: '600', lineHeight: 240, wordWrap: 'break-word'"&gt;156&lt;/span&gt;&lt;span style="color: '#B51230', fontSize: 95, fontFamily: 'Yu Mincho', fontWeight: '600', lineHeight: 142.50, wordWrap: 'break-word'"&gt;名&lt;/span&gt;&lt;/div&gt;</text:p>
      <text:p text:style-name="Standard"><text:s text:c="2"/>&lt;div style={{left: 180, top: 1601, position: 'absolute', color: '#343434', fontSize: 32, fontFamily: 'Yu Mincho', fontWeight: '600', lineHeight: 51.20, letterSpacing: 3.20, wordWrap: 'break-word'}}&gt;サクセスキャリアエアラインからの&lt;br/&gt;2024年度内定者数&lt;/div&gt;</text:p>
      <text:p text:style-name="Standard"><text:s text:c="2"/>&lt;div style={{width: 50, height: 47.14, left: 637, top: 1845.02, position: 'absolute', textAlign: 'center', color: '#343434', fontSize: 40, fontFamily: 'Yu Mincho', fontWeight: '600', lineHeight: 60, wordWrap: 'break-word'}}&gt;名&lt;/div&gt;</text:p>
      <text:p text:style-name="Standard"><text:soft-page-break/><text:s text:c="2"/>&lt;div style={{left: 245, top: 1834.45, position: 'absolute', color: '#343434', fontSize: 40, fontFamily: 'Yu Mincho', fontWeight: '600', lineHeight: 64, letterSpacing: 4, wordWrap: 'break-word'}}&gt;CA内定者&lt;/div&gt;</text:p>
      <text:p text:style-name="Standard"><text:s text:c="2"/>&lt;div style={{width: 205, height: 104.31, left: 449, top: 1792.87, position: 'absolute', textAlign: 'center', color: '#B51230', fontSize: 96, fontFamily: 'Yu Mincho', fontWeight: '600', lineHeight: 144, wordWrap: 'break-word'}}&gt;126&lt;/div&gt;</text:p>
      <text:p text:style-name="Standard"><text:s text:c="2"/>&lt;div style={{width: 131, height: 104.31, left: 506, top: 1930.28, position: 'absolute', textAlign: 'center', color: '#B51230', fontSize: 96, fontFamily: 'Yu Mincho', fontWeight: '600', lineHeight: 144, wordWrap: 'break-word'}}&gt;33&lt;/div&gt;</text:p>
      <text:p text:style-name="Standard"><text:s text:c="2"/>&lt;div style={{left: 245, top: 1971.45, position: 'absolute'}}&gt;&lt;span style="color: '#B51230', fontSize: 40, fontFamily: 'Yu Mincho', fontWeight: '600', lineHeight: 64, letterSpacing: 4, wordWrap: 'break-word'"&gt;JAL&lt;/span&gt;&lt;span style="color: 'black', fontSize: 40, fontFamily: 'Yu Mincho', fontWeight: '600', lineHeight: 64, letterSpacing: 4, wordWrap: 'break-word'"&gt;内定者&lt;/span&gt;&lt;/div&gt;</text:p>
      <text:p text:style-name="Standard"><text:s text:c="2"/>&lt;div style={{width: 50, height: 47.14, left: 637, top: 1977.42, position: 'absolute', textAlign: 'center', color: '#343434', fontSize: 40, fontFamily: 'Yu Mincho', fontWeight: '600', lineHeight: 60, wordWrap: 'break-word'}}&gt;名&lt;/div&gt;</text:p>
      <text:p text:style-name="Standard"><text:s text:c="2"/>&lt;div style={{width: 50, height: 47.14, left: 1097, top: 1841.01, position: 'absolute', textAlign: 'center', color: '#343434', fontSize: 40, fontFamily: 'Yu Mincho', fontWeight: '600', lineHeight: 60, wordWrap: 'break-word'}}&gt;名&lt;/div&gt;</text:p>
      <text:p text:style-name="Standard"><text:s text:c="2"/>&lt;div style={{width: 107, height: 104.31, left: 992, top: 1792.87, position: 'absolute', textAlign: 'center', color: '#B51230', fontSize: 96, fontFamily: 'Yu Mincho', fontWeight: '600', lineHeight: 144, wordWrap: 'break-word'}}&gt;31&lt;/div&gt;</text:p>
      <text:p text:style-name="Standard"><text:s text:c="2"/>&lt;div style={{left: 747, top: 1834.45, position: 'absolute', color: 'black', fontSize: 40, fontFamily: 'Yu Mincho', fontWeight: '600', lineHeight: 64, letterSpacing: 4, wordWrap: 'break-word'}}&gt;GS内定者&lt;/div&gt;</text:p>
      <text:p text:style-name="Standard"><text:s text:c="2"/>&lt;div style={{width: 113, height: 104.31, left: 984, top: 1930.28, position: 'absolute', textAlign: 'center', color: '#B51230', fontSize: 96, fontFamily: 'Yu Mincho', fontWeight: '600', lineHeight: 144, wordWrap: 'break-word'}}&gt;17&lt;/div&gt;</text:p>
      <text:p text:style-name="Standard"><text:s text:c="2"/>&lt;div style={{width: 50, height: 47.14, left: 1099, top: 1982.43, position: 'absolute', textAlign: 'center', color: 'black', fontSize: 40, fontFamily: 'Yu Mincho', fontWeight: '600', lineHeight: 60, wordWrap: 'break-word'}}&gt;名&lt;/div&gt;</text:p>
      <text:p text:style-name="Standard"><text:s text:c="2"/>&lt;div style={{left: 747, top: 1971.45, position: 'absolute'}}&gt;&lt;span style="color: '#0437EB', fontSize: 40, fontFamily: 'Yu Mincho', fontWeight: '600', lineHeight: 64, letterSpacing: 4, wordWrap: 'break-word'"&gt;ANA&lt;/span&gt;&lt;span style="color: 'black', fontSize: 40, fontFamily: 'Yu Mincho', fontWeight: '600', lineHeight: 64, letterSpacing: 4, wordWrap: 'break-word'"&gt;内定者&lt;/span&gt;&lt;/div&gt;</text:p>
      <text:p text:style-name="Standard"><text:s text:c="2"/>&lt;div style={{width: 342, height: 405, left: 180, top: 2136, position: 'absolute', overflow: 'hidden'}}&gt;</text:p>
      <text:p text:style-name="Standard"><text:s text:c="4"/>&lt;div style={{width: 298.94, height: 289.76, left: 21.48, top: 30.05, position: 'absolute', background: 'linear-gradient(311deg, #925009 0%, #995A10 2%, #D2A84D 18%, #E9C865 25%, #D3AA4E 29%, #B78330 35%, #A2671A 41%, #96560D 46%, #925009 50%, #95540C 53%, #9F6116 58%, #AF7827 62%, #C5973F 67%, #E2BF5E 71%, #E9C865 72%, #E9C865 84%, #925009 100%)', boxShadow: '0px 7px 10px rgba(102, 56, 8, 0.30)'}} /&gt;</text:p>
      <text:p text:style-name="Standard"><text:s text:c="4"/>&lt;div style={{width: 219.37, height: 219.59, left: 61.25, top: 57.41, position: 'absolute', background: 'linear-gradient(330deg, #B27E2F 0%, #B8893B 3%, #C9A95D 13%, #D6C278 22%, <text:soft-page-break/>#E0D38B 32%, #E6DE97 42%, #E8E29B 53%, #E4DA93 60%, #D9C77E 71%, #C8A75C 85%, #B27E2F 100%)', outline: '6px #925009 solid', outlineOffset: '-3px'}} /&gt;</text:p>
      <text:p text:style-name="Standard"><text:s text:c="4"/>&lt;div style={{width: 28.84, height: 32.03, left: 156.58, top: 11.47, position: 'absolute', background: 'linear-gradient(63deg, #925009 0%, #995A10 2%, #D2A84D 18%, #E9C865 25%, #D3AA4E 29%, #B78330 35%, #A2671A 41%, #96560D 46%, #925009 50%, #95540C 53%, #9F6116 58%, #AF7827 62%, #C5973F 67%, #E2BF5E 71%, #E9C865 72%, #E9C865 84%, #925009 100%)', boxShadow: '0px 7px 10px rgba(102, 56, 8, 0.30)'}} /&gt;</text:p>
      <text:p text:style-name="Standard"><text:s text:c="4"/>&lt;div style={{width: 99.05, height: 1.80, left: 121.42, top: 86.96, position: 'absolute', background: 'linear-gradient(90deg, rgba(158, 95, 20, 0) 3%, rgba(170, 112, 42, 0.42) 12%, rgba(183, 130, 65, 0.83) 21%, #BC8A4A 25%, #AB7330 35%, #925009 53%, #95540D 60%, #9D601A 69%, #AC7431 77%, #B37D3B 80%, rgba(175, 119, 51, 0.79) 83%, rgba(170, 111, 40, 0.51) 86%, rgba(166, 105, 32, 0.29) 90%, rgba(163, 101, 26, 0.13) 93%, rgba(161, 98, 23, 0.03) 96%, rgba(161, 98, 22, 0) 98%)'}} /&gt;</text:p>
      <text:p text:style-name="Standard"><text:s text:c="4"/>&lt;div style={{width: 99.05, height: 1.80, left: 121.42, top: 245.66, position: 'absolute', background: 'linear-gradient(90deg, rgba(158, 95, 20, 0) 3%, rgba(170, 112, 42, 0.42) 12%, rgba(183, 130, 65, 0.83) 21%, #BC8A4A 25%, #AB7330 35%, #925009 53%, #95540D 60%, #9D601A 69%, #AC7431 77%, #B37D3B 80%, rgba(175, 119, 51, 0.79) 83%, rgba(170, 111, 40, 0.51) 86%, rgba(166, 105, 32, 0.29) 90%, rgba(163, 101, 26, 0.13) 93%, rgba(161, 98, 23, 0.03) 96%, rgba(161, 98, 22, 0) 98%)'}} /&gt;</text:p>
      <text:p text:style-name="Standard"><text:s text:c="4"/>&lt;div style={{width: 71.92, height: 86.97, left: 260.63, top: 252.74, position: 'absolute', background: '#760001'}} /&gt;</text:p>
      <text:p text:style-name="Standard"><text:s text:c="4"/>&lt;div style={{width: 71.92, height: 86.97, left: 9.33, top: 252.74, position: 'absolute', background: '#760001'}} /&gt;</text:p>
      <text:p text:style-name="Standard"><text:s text:c="4"/>&lt;div style={{width: 69.21, height: 2.91, left: 12.04, top: 331.64,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69.21, height: 2.90, left: 12.04, top: 257.90,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27.73, height: 9.70, left: 53.52, top: 330.01, position: 'absolute', background: '#570001'}} /&gt;</text:p>
      <text:p text:style-name="Standard"><text:s text:c="4"/>&lt;div style={{width: 69.22, height: 2.91, left: 260.63, top: 331.64,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69.22, height: 2.90, left: 260.63, top: 257.90,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27.74, height: 9.70, left: 260.63, top: 330.01, position: 'absolute', background: '#570001'}} /&gt;</text:p>
      <text:p text:style-name="Standard"><text:soft-page-break/><text:s text:c="4"/>&lt;div style={{width: 234.85, height: 86.97, left: 53.52, top: 243.04, position: 'absolute', background: 'linear-gradient(90deg, #950001 0%, #9D0001 16%, #B50004 42%, #BF0005 50%, #A90002 67%, #9A0001 85%, #950001 100%)'}} /&gt;</text:p>
      <text:p text:style-name="Standard"><text:s text:c="4"/>&lt;div style={{width: 234.85, height: 2.90, left: 53.52, top: 321.96,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234.85, height: 2.90, left: 53.52, top: 248.20, position: 'absolute', background: 'linear-gradient(90deg, #925009 0%, #995A10 2%, #D2A84D 18%, #E9C865 25%, #D3AA4E 29%, #B78330 35%, #A2671A 41%, #96560D 46%, #925009 50%, #95540C 53%, #9F6116 58%, #AF7827 62%, #C5973F 67%, #E2BF5E 71%, #E9C865 72%, #E9C865 84%, #925009 100%)'}} /&gt;</text:p>
      <text:p text:style-name="Standard"><text:s text:c="4"/>&lt;div style={{left: 81, top: 263, position: 'absolute', textAlign: 'center', color: 'white', fontSize: 32, fontFamily: 'Yu Mincho', fontWeight: '600', lineHeight: 48, letterSpacing: 3.20, wordWrap: 'break-word'}}&gt;業界未経験&lt;/div&gt;</text:p>
      <text:p text:style-name="Standard"><text:s text:c="4"/>&lt;div style={{width: 262.05, height: 198.92, left: 45, top: 109, position: 'absolute', textAlign: 'center'}}&gt;&lt;span style="color: 'black', fontSize: 106.15, fontFamily: 'Yu Mincho', fontWeight: '600', lineHeight: 159.22, wordWrap: 'break-word'"&gt;39&lt;/span&gt;&lt;span style="color: 'black', fontSize: 40, fontFamily: 'Yu Mincho', fontWeight: '600', lineHeight: 60, wordWrap: 'break-word'"&gt;歳&lt;/span&gt;&lt;/div&gt;</text:p>
      <text:p text:style-name="Standard"><text:s text:c="4"/>&lt;div style={{width: 121, height: 67, left: 110, top: 85, position: 'absolute', textAlign: 'center', color: '#B51230', fontSize: 32, fontFamily: 'Yu Mincho', fontWeight: '600', lineHeight: 48, wordWrap: 'break-word'}}&gt;CA内定&lt;/div&gt;</text:p>
      <text:p text:style-name="Standard"><text:s text:c="2"/>&lt;/div&gt;</text:p>
      <text:p text:style-name="Standard"><text:s text:c="2"/>&lt;div style={{width: 342, height: 405, left: 547, top: 2136, position: 'absolute', overflow: 'hidden'}}&gt;</text:p>
      <text:p text:style-name="Standard"><text:s text:c="4"/>&lt;div style={{width: 298.94, height: 289.76, left: 21.48, top: 30.05, position: 'absolute', background: 'linear-gradient(311deg, #925009 0%, #995A10 2%, #D2A84D 18%, #E9C865 25%, #D3AA4E 29%, #B78330 35%, #A2671A 41%, #96560D 46%, #925009 50%, #95540C 53%, #9F6116 58%, #AF7827 62%, #C5973F 67%, #E2BF5E 71%, #E9C865 72%, #E9C865 84%, #925009 100%)', boxShadow: '0px 7px 10px rgba(102, 56, 8, 0.30)'}} /&gt;</text:p>
      <text:p text:style-name="Standard"><text:s text:c="4"/>&lt;div style={{width: 219.37, height: 219.59, left: 61.25, top: 57.41, position: 'absolute', background: 'linear-gradient(330deg, #B27E2F 0%, #B8893B 3%, #C9A95D 13%, #D6C278 22%, #E0D38B 32%, #E6DE97 42%, #E8E29B 53%, #E4DA93 60%, #D9C77E 71%, #C8A75C 85%, #B27E2F 100%)', outline: '6px #925009 solid', outlineOffset: '-3px'}} /&gt;</text:p>
      <text:p text:style-name="Standard"><text:s text:c="4"/>&lt;div style={{width: 28.84, height: 32.03, left: 156.58, top: 11.47, position: 'absolute', background: 'linear-gradient(63deg, #925009 0%, #995A10 2%, #D2A84D 18%, #E9C865 25%, #D3AA4E 29%, #B78330 35%, #A2671A 41%, #96560D 46%, #925009 50%, #95540C 53%, #9F6116 58%, #AF7827 62%, #C5973F 67%, #E2BF5E 71%, #E9C865 72%, #E9C865 84%, #925009 100%)', boxShadow: '0px 7px 10px rgba(102, 56, 8, 0.30)'}} /&gt;</text:p>
      <text:p text:style-name="Standard"><text:s text:c="4"/>&lt;div style={{width: 99.05, height: 1.80, left: 121.42, top: 86.96, position: 'absolute', background: 'linear-gradient(90deg, rgba(158, 95, 20, 0) 3%, rgba(170, 112, 42, 0.42) 12%, rgba(183, 130, 65, 0.83) 21%, #BC8A4A 25%, #AB7330 35%, #925009 53%, #95540D 60%, #9D601A 69%, #AC7431 77%, #B37D3B 80%, rgba(175, 119, 51, 0.79) 83%, rgba(170, 111, 40, 0.51) 86%, rgba(166, 105, 32, 0.29) 90%, rgba(163, 101, 26, 0.13) 93%, rgba(161, 98, 23, 0.03) 96%, rgba(161, 98, 22, 0) 98%)'}} /&gt;</text:p>
      <text:p text:style-name="Standard"><text:soft-page-break/><text:s text:c="4"/>&lt;div style={{width: 99.05, height: 1.80, left: 121.42, top: 245.66, position: 'absolute', background: 'linear-gradient(90deg, rgba(158, 95, 20, 0) 3%, rgba(170, 112, 42, 0.42) 12%, rgba(183, 130, 65, 0.83) 21%, #BC8A4A 25%, #AB7330 35%, #925009 53%, #95540D 60%, #9D601A 69%, #AC7431 77%, #B37D3B 80%, rgba(175, 119, 51, 0.79) 83%, rgba(170, 111, 40, 0.51) 86%, rgba(166, 105, 32, 0.29) 90%, rgba(163, 101, 26, 0.13) 93%, rgba(161, 98, 23, 0.03) 96%, rgba(161, 98, 22, 0) 98%)'}} /&gt;</text:p>
      <text:p text:style-name="Standard"><text:s text:c="4"/>&lt;div style={{width: 71.92, height: 86.97, left: 260.63, top: 252.74, position: 'absolute', background: '#760001'}} /&gt;</text:p>
      <text:p text:style-name="Standard"><text:s text:c="4"/>&lt;div style={{width: 71.92, height: 86.97, left: 9.33, top: 252.74, position: 'absolute', background: '#760001'}} /&gt;</text:p>
      <text:p text:style-name="Standard"><text:s text:c="4"/>&lt;div style={{width: 69.21, height: 2.91, left: 12.04, top: 331.64,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69.21, height: 2.90, left: 12.04, top: 257.90,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27.73, height: 9.70, left: 53.52, top: 330.01, position: 'absolute', background: '#570001'}} /&gt;</text:p>
      <text:p text:style-name="Standard"><text:s text:c="4"/>&lt;div style={{width: 69.22, height: 2.91, left: 260.63, top: 331.64,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69.22, height: 2.90, left: 260.63, top: 257.90,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27.74, height: 9.70, left: 260.63, top: 330.01, position: 'absolute', background: '#570001'}} /&gt;</text:p>
      <text:p text:style-name="Standard"><text:s text:c="4"/>&lt;div style={{width: 234.85, height: 86.97, left: 53.52, top: 243.04, position: 'absolute', background: 'linear-gradient(90deg, #950001 0%, #9D0001 16%, #B50004 42%, #BF0005 50%, #A90002 67%, #9A0001 85%, #950001 100%)'}} /&gt;</text:p>
      <text:p text:style-name="Standard"><text:s text:c="4"/>&lt;div style={{width: 234.85, height: 2.90, left: 53.52, top: 321.96,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234.85, height: 2.90, left: 53.52, top: 248.20, position: 'absolute', background: 'linear-gradient(90deg, #925009 0%, #995A10 2%, #D2A84D 18%, #E9C865 25%, #D3AA4E 29%, #B78330 35%, #A2671A 41%, #96560D 46%, #925009 50%, #95540C 53%, #9F6116 58%, #AF7827 62%, #C5973F 67%, #E2BF5E 71%, #E9C865 72%, #E9C865 84%, #925009 100%)'}} /&gt;</text:p>
      <text:p text:style-name="Standard"><text:soft-page-break/><text:s text:c="4"/>&lt;div style={{left: 63, top: 263, position: 'absolute', textAlign: 'center', color: 'white', fontSize: 32, fontFamily: 'Yu Mincho', fontWeight: '600', lineHeight: 48, letterSpacing: 3.20, wordWrap: 'break-word'}}&gt;短期対策期間&lt;/div&gt;</text:p>
      <text:p text:style-name="Standard"><text:s text:c="4"/>&lt;div style={{width: 262.05, height: 198.92, left: 45, top: 111, position: 'absolute', textAlign: 'center'}}&gt;&lt;span style="color: 'black', fontSize: 106.15, fontFamily: 'Yu Mincho', fontWeight: '600', lineHeight: 159.22, wordWrap: 'break-word'"&gt;1&lt;/span&gt;&lt;span style="color: 'black', fontSize: 40, fontFamily: 'Yu Mincho', fontWeight: '600', lineHeight: 60, wordWrap: 'break-word'"&gt;カ月&lt;/span&gt;&lt;/div&gt;</text:p>
      <text:p text:style-name="Standard"><text:s text:c="4"/>&lt;div style={{width: 121, height: 67, left: 110, top: 87, position: 'absolute', textAlign: 'center', color: '#B51230', fontSize: 32, fontFamily: 'Yu Mincho', fontWeight: '600', lineHeight: 48, wordWrap: 'break-word'}}&gt;CA内定&lt;/div&gt;</text:p>
      <text:p text:style-name="Standard"><text:s text:c="2"/>&lt;/div&gt;</text:p>
      <text:p text:style-name="Standard"><text:s text:c="2"/>&lt;div style={{width: 342, height: 405, left: 914, top: 2136, position: 'absolute', overflow: 'hidden'}}&gt;</text:p>
      <text:p text:style-name="Standard"><text:s text:c="4"/>&lt;div style={{width: 298.94, height: 289.76, left: 21.48, top: 30.05, position: 'absolute', background: 'linear-gradient(311deg, #925009 0%, #995A10 2%, #D2A84D 18%, #E9C865 25%, #D3AA4E 29%, #B78330 35%, #A2671A 41%, #96560D 46%, #925009 50%, #95540C 53%, #9F6116 58%, #AF7827 62%, #C5973F 67%, #E2BF5E 71%, #E9C865 72%, #E9C865 84%, #925009 100%)', boxShadow: '0px 7px 10px rgba(102, 56, 8, 0.30)'}} /&gt;</text:p>
      <text:p text:style-name="Standard"><text:s text:c="4"/>&lt;div style={{width: 219.37, height: 219.59, left: 61.25, top: 57.41, position: 'absolute', background: 'linear-gradient(330deg, #B27E2F 0%, #B8893B 3%, #C9A95D 13%, #D6C278 22%, #E0D38B 32%, #E6DE97 42%, #E8E29B 53%, #E4DA93 60%, #D9C77E 71%, #C8A75C 85%, #B27E2F 100%)', outline: '6px #925009 solid', outlineOffset: '-3px'}} /&gt;</text:p>
      <text:p text:style-name="Standard"><text:s text:c="4"/>&lt;div style={{width: 28.84, height: 32.03, left: 156.58, top: 11.47, position: 'absolute', background: 'linear-gradient(63deg, #925009 0%, #995A10 2%, #D2A84D 18%, #E9C865 25%, #D3AA4E 29%, #B78330 35%, #A2671A 41%, #96560D 46%, #925009 50%, #95540C 53%, #9F6116 58%, #AF7827 62%, #C5973F 67%, #E2BF5E 71%, #E9C865 72%, #E9C865 84%, #925009 100%)', boxShadow: '0px 7px 10px rgba(102, 56, 8, 0.30)'}} /&gt;</text:p>
      <text:p text:style-name="Standard"><text:s text:c="4"/>&lt;div style={{width: 99.05, height: 1.80, left: 121.42, top: 86.96, position: 'absolute', background: 'linear-gradient(90deg, rgba(158, 95, 20, 0) 3%, rgba(170, 112, 42, 0.42) 12%, rgba(183, 130, 65, 0.83) 21%, #BC8A4A 25%, #AB7330 35%, #925009 53%, #95540D 60%, #9D601A 69%, #AC7431 77%, #B37D3B 80%, rgba(175, 119, 51, 0.79) 83%, rgba(170, 111, 40, 0.51) 86%, rgba(166, 105, 32, 0.29) 90%, rgba(163, 101, 26, 0.13) 93%, rgba(161, 98, 23, 0.03) 96%, rgba(161, 98, 22, 0) 98%)'}} /&gt;</text:p>
      <text:p text:style-name="Standard"><text:s text:c="4"/>&lt;div style={{width: 99.05, height: 1.80, left: 121.42, top: 245.66, position: 'absolute', background: 'linear-gradient(90deg, rgba(158, 95, 20, 0) 3%, rgba(170, 112, 42, 0.42) 12%, rgba(183, 130, 65, 0.83) 21%, #BC8A4A 25%, #AB7330 35%, #925009 53%, #95540D 60%, #9D601A 69%, #AC7431 77%, #B37D3B 80%, rgba(175, 119, 51, 0.79) 83%, rgba(170, 111, 40, 0.51) 86%, rgba(166, 105, 32, 0.29) 90%, rgba(163, 101, 26, 0.13) 93%, rgba(161, 98, 23, 0.03) 96%, rgba(161, 98, 22, 0) 98%)'}} /&gt;</text:p>
      <text:p text:style-name="Standard"><text:s text:c="4"/>&lt;div style={{width: 71.92, height: 86.97, left: 260.63, top: 252.74, position: 'absolute', background: '#760001'}} /&gt;</text:p>
      <text:p text:style-name="Standard"><text:s text:c="4"/>&lt;div style={{width: 71.92, height: 86.97, left: 9.33, top: 252.74, position: 'absolute', background: '#760001'}} /&gt;</text:p>
      <text:p text:style-name="Standard"><text:s text:c="4"/>&lt;div style={{width: 69.21, height: 2.91, left: 12.04, top: 331.64, position: 'absolute', background: 'linear-gradient(90deg, #925009 0%, #995A10 2%, #D2A84D 18%, #E9C865 25%, #D3AA4E 29%, #B78330 35%, #A2671A 41%, #96560D 46%, #925009 50%, #95540C 53%, #9F6116 58%, <text:soft-page-break/>#AF7827 62%, #C5973F 67%, #E2BF5E 71%, #E9C865 72%, #E9C865 84%, #925009 100%)'}} /&gt;</text:p>
      <text:p text:style-name="Standard"><text:s text:c="4"/>&lt;div style={{width: 69.21, height: 2.90, left: 12.04, top: 257.90,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27.73, height: 9.70, left: 53.52, top: 330.01, position: 'absolute', background: '#570001'}} /&gt;</text:p>
      <text:p text:style-name="Standard"><text:s text:c="4"/>&lt;div style={{width: 69.22, height: 2.91, left: 260.63, top: 331.64,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69.22, height: 2.90, left: 260.63, top: 257.90,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27.74, height: 9.70, left: 260.63, top: 330.01, position: 'absolute', background: '#570001'}} /&gt;</text:p>
      <text:p text:style-name="Standard"><text:s text:c="4"/>&lt;div style={{width: 234.85, height: 86.97, left: 53.52, top: 243.04, position: 'absolute', background: 'linear-gradient(90deg, #950001 0%, #9D0001 16%, #B50004 42%, #BF0005 50%, #A90002 67%, #9A0001 85%, #950001 100%)'}} /&gt;</text:p>
      <text:p text:style-name="Standard"><text:s text:c="4"/>&lt;div style={{width: 234.85, height: 2.90, left: 53.52, top: 321.96, position: 'absolute', background: 'linear-gradient(90deg, #925009 0%, #995A10 2%, #D2A84D 18%, #E9C865 25%, #D3AA4E 29%, #B78330 35%, #A2671A 41%, #96560D 46%, #925009 50%, #95540C 53%, #9F6116 58%, #AF7827 62%, #C5973F 67%, #E2BF5E 71%, #E9C865 72%, #E9C865 84%, #925009 100%)'}} /&gt;</text:p>
      <text:p text:style-name="Standard"><text:s text:c="4"/>&lt;div style={{width: 234.85, height: 2.90, left: 53.52, top: 248.20, position: 'absolute', background: 'linear-gradient(90deg, #925009 0%, #995A10 2%, #D2A84D 18%, #E9C865 25%, #D3AA4E 29%, #B78330 35%, #A2671A 41%, #96560D 46%, #925009 50%, #95540C 53%, #9F6116 58%, #AF7827 62%, #C5973F 67%, #E2BF5E 71%, #E9C865 72%, #E9C865 84%, #925009 100%)'}} /&gt;</text:p>
      <text:p text:style-name="Standard"><text:s text:c="4"/>&lt;div style={{left: 67, top: 263, position: 'absolute', textAlign: 'center', color: 'white', fontSize: 32, fontFamily: 'Yu Mincho', fontWeight: '600', lineHeight: 48, letterSpacing: 3.20, wordWrap: 'break-word'}}&gt;転職回数最多&lt;/div&gt;</text:p>
      <text:p text:style-name="Standard"><text:s text:c="4"/>&lt;div style={{width: 262.05, height: 198.92, left: 47, top: 111, position: 'absolute', textAlign: 'center'}}&gt;&lt;span style="color: 'black', fontSize: 106.15, fontFamily: 'Yu Mincho', fontWeight: '600', lineHeight: 159.22, wordWrap: 'break-word'"&gt;6&lt;/span&gt;&lt;span style="color: 'black', fontSize: 40, fontFamily: 'Yu Mincho', fontWeight: '600', lineHeight: 60, wordWrap: 'break-word'"&gt;回&lt;/span&gt;&lt;/div&gt;</text:p>
      <text:p text:style-name="Standard"><text:s text:c="4"/>&lt;div style={{width: 121, height: 67, left: 112, top: 87, position: 'absolute', textAlign: 'center', color: '#B51230', fontSize: 32, fontFamily: 'Yu Mincho', fontWeight: '600', lineHeight: 48, wordWrap: 'break-word'}}&gt;CA内定&lt;/div&gt;</text:p>
      <text:p text:style-name="Standard"><text:s text:c="2"/>&lt;/div&gt;</text:p>
      <text:p text:style-name="Standard"><text:s text:c="2"/>&lt;div style={{width: 77, height: 73, left: 574.20, top: 1648, position: 'absolute', transform: 'rotate(71deg)', transformOrigin: 'top left', overflow: 'hidden'}}&gt;</text:p>
      <text:p text:style-name="Standard"><text:soft-page-break/><text:s text:c="4"/>&lt;div style={{width: 88.51, height: 94.50, left: 2.61, top: 0.88, position: 'absolute', background: '#F49B9B'}} /&gt;</text:p>
      <text:p text:style-name="Standard"><text:s text:c="2"/>&lt;/div&gt;</text:p>
      <text:p text:style-name="Standard"><text:s text:c="2"/>&lt;div style={{width: 6.32, height: 10.04, left: 1233.57, top: 1584.88, position: 'absolute', background: 'linear-gradient(90deg, #B78718 0%, #CA9E15 7%, #D7AD14 14%, #DCB314 20%, #E9CD73 32%, #EFD99B 38%, #E8CD78 42%, #E0C155 47%, #DBB839 52%, #D7B225 57%, #D4AE19 62%, #D4AD16 68%, #B78718 99%)'}} /&gt;</text:p>
      <text:p text:style-name="Standard"><text:s text:c="2"/>&lt;div style={{width: 6.26, height: 8.83, left: 1241.13, top: 1588.74, position: 'absolute', background: 'linear-gradient(90deg, #B78718 0%, #CA9E15 7%, #D7AD14 14%, #DCB314 20%, #E9CD73 32%, #EFD99B 38%, #E8CD78 42%, #E0C155 47%, #DBB839 52%, #D7B225 57%, #D4AE19 62%, #D4AD16 68%, #B78718 99%)'}} /&gt;</text:p>
      <text:p text:style-name="Standard"><text:s text:c="2"/>&lt;div style={{width: 8.76, height: 8.29, left: 1244.27, top: 1596.45, position: 'absolute', background: 'linear-gradient(90deg, #B78718 0%, #CA9E15 7%, #D7AD14 14%, #DCB314 20%, #E9CD73 32%, #EFD99B 38%, #E8CD78 42%, #E0C155 47%, #DBB839 52%, #D7B225 57%, #D4AE19 62%, #D4AD16 68%, #B78718 99%)'}} /&gt;</text:p>
      <text:p text:style-name="Standard"><text:s text:c="2"/>&lt;div style={{width: 11.34, height: 8.76, left: 1247.24, top: 1614.64, position: 'absolute', background: 'linear-gradient(90deg, #B78718 0%, #CA9E15 7%, #D7AD14 14%, #DCB314 20%, #E9CD73 32%, #EFD99B 38%, #E8CD78 42%, #E0C155 47%, #DBB839 52%, #D7B225 57%, #D4AE19 62%, #D4AD16 68%, #B78718 99%)'}} /&gt;</text:p>
      <text:p text:style-name="Standard"><text:s text:c="2"/>&lt;div style={{width: 10.96, height: 8.32, left: 1248, top: 1625.15, position: 'absolute', background: 'linear-gradient(90deg, #B78718 0%, #CA9E15 7%, #D7AD14 14%, #DCB314 20%, #E9CD73 32%, #EFD99B 38%, #E8CD78 42%, #E0C155 47%, #DBB839 52%, #D7B225 57%, #D4AE19 62%, #D4AD16 68%, #B78718 99%)'}} /&gt;</text:p>
      <text:p text:style-name="Standard"><text:s text:c="2"/>&lt;div style={{width: 9.42, height: 8.39, left: 1245.90, top: 1605.21, position: 'absolute', background: 'linear-gradient(90deg, #B78718 0%, #CA9E15 7%, #D7AD14 14%, #DCB314 20%, #E9CD73 32%, #EFD99B 38%, #E8CD78 42%, #E0C155 47%, #DBB839 52%, #D7B225 57%, #D4AE19 62%, #D4AD16 68%, #B78718 99%)'}} /&gt;</text:p>
      <text:p text:style-name="Standard"><text:s text:c="2"/>&lt;div style={{width: 13.58, height: 7.58, left: 1246.66, top: 1637.66, position: 'absolute', background: 'linear-gradient(90deg, #B78718 0%, #CA9E15 7%, #D7AD14 14%, #DCB314 20%, #E9CD73 32%, #EFD99B 38%, #E8CD78 42%, #E0C155 47%, #DBB839 52%, #D7B225 57%, #D4AE19 62%, #D4AD16 68%, #B78718 99%)'}} /&gt;</text:p>
      <text:p text:style-name="Standard"><text:s text:c="2"/>&lt;div style={{width: 14.34, height: 7.30, left: 1245.42, top: 1649.20, position: 'absolute', background: 'linear-gradient(90deg, #B78718 0%, #CA9E15 7%, #D7AD14 14%, #DCB314 20%, #E9CD73 32%, #EFD99B 38%, #E8CD78 42%, #E0C155 47%, #DBB839 52%, #D7B225 57%, #D4AE19 62%, #D4AD16 68%, #B78718 99%)'}} /&gt;</text:p>
      <text:p text:style-name="Standard"><text:s text:c="2"/>&lt;div style={{width: 16.55, height: 7.61, left: 1242.48, top: 1661.69, position: 'absolute', background: 'linear-gradient(90deg, #B78718 0%, #CA9E15 7%, #D7AD14 14%, #DCB314 20%, #E9CD73 32%, #EFD99B 38%, #E8CD78 42%, #E0C155 47%, #DBB839 52%, #D7B225 57%, #D4AE19 62%, #D4AD16 68%, #B78718 99%)'}} /&gt;</text:p>
      <text:p text:style-name="Standard"><text:s text:c="2"/>&lt;div style={{width: 17.02, height: 7.55, left: 1238.34, top: 1674.95, position: 'absolute', background: 'linear-gradient(90deg, #B78718 0%, #CA9E15 7%, #D7AD14 14%, #DCB314 20%, #E9CD73 32%, #EFD99B 38%, #E8CD78 42%, #E0C155 47%, #DBB839 52%, #D7B225 57%, #D4AE19 62%, #D4AD16 68%, #B78718 99%)'}} /&gt;</text:p>
      <text:p text:style-name="Standard"><text:s text:c="2"/>&lt;div style={{width: 19.33, height: 8.45, left: 1231.80, top: 1687.04, position: 'absolute', background: 'linear-gradient(90deg, #B78718 0%, #CA9E15 7%, #D7AD14 14%, #DCB314 20%, #E9CD73 32%, #EFD99B 38%, #E8CD78 42%, #E0C155 47%, #DBB839 52%, #D7B225 57%, #D4AE19 62%, #D4AD16 68%, #B78718 99%)'}} /&gt;</text:p>
      <text:p text:style-name="Standard"><text:s text:c="2"/>&lt;div style={{width: 19.44, height: 8.97, left: 1223.88, top: 1699.12, position: 'absolute', background: 'linear-gradient(90deg, #B78718 0%, #CA9E15 7%, #D7AD14 14%, #DCB314 20%, <text:soft-page-break/>#E9CD73 32%, #EFD99B 38%, #E8CD78 42%, #E0C155 47%, #DBB839 52%, #D7B225 57%, #D4AE19 62%, #D4AD16 68%, #B78718 99%)'}} /&gt;</text:p>
      <text:p text:style-name="Standard"><text:s text:c="2"/>&lt;div style={{width: 21.94, height: 10.75, left: 1213.11, top: 1710.70, position: 'absolute', background: 'linear-gradient(90deg, #B78718 0%, #CA9E15 7%, #D7AD14 14%, #DCB314 20%, #E9CD73 32%, #EFD99B 38%, #E8CD78 42%, #E0C155 47%, #DBB839 52%, #D7B225 57%, #D4AE19 62%, #D4AD16 68%, #B78718 99%)'}} /&gt;</text:p>
      <text:p text:style-name="Standard"><text:s text:c="2"/>&lt;div style={{width: 9.20, height: 19.81, left: 1202.36, top: 1689.03, position: 'absolute', background: 'linear-gradient(90deg, #B78718 0%, #CA9E15 7%, #D7AD14 14%, #DCB314 20%, #E9CD73 32%, #EFD99B 38%, #E8CD78 42%, #E0C155 47%, #DBB839 52%, #D7B225 57%, #D4AE19 62%, #D4AD16 68%, #B78718 99%)'}} /&gt;</text:p>
      <text:p text:style-name="Standard"><text:s text:c="2"/>&lt;div style={{width: 10.04, height: 16.82, left: 1211.19, top: 1682.01, position: 'absolute', background: 'linear-gradient(90deg, #B78718 0%, #CA9E15 7%, #D7AD14 14%, #DCB314 20%, #E9CD73 32%, #EFD99B 38%, #E8CD78 42%, #E0C155 47%, #DBB839 52%, #D7B225 57%, #D4AE19 62%, #D4AD16 68%, #B78718 99%)'}} /&gt;</text:p>
      <text:p text:style-name="Standard"><text:s text:c="2"/>&lt;div style={{width: 10.19, height: 15.79, left: 1217.44, top: 1673.39, position: 'absolute', background: 'linear-gradient(90deg, #B78718 0%, #CA9E15 7%, #D7AD14 14%, #DCB314 20%, #E9CD73 32%, #EFD99B 38%, #E8CD78 42%, #E0C155 47%, #DBB839 52%, #D7B225 57%, #D4AE19 62%, #D4AD16 68%, #B78718 99%)'}} /&gt;</text:p>
      <text:p text:style-name="Standard"><text:s text:c="2"/>&lt;div style={{width: 10.42, height: 13.52, left: 1222.64, top: 1663.47, position: 'absolute', background: 'linear-gradient(90deg, #B78718 0%, #CA9E15 7%, #D7AD14 14%, #DCB314 20%, #E9CD73 32%, #EFD99B 38%, #E8CD78 42%, #E0C155 47%, #DBB839 52%, #D7B225 57%, #D4AE19 62%, #D4AD16 68%, #B78718 99%)'}} /&gt;</text:p>
      <text:p text:style-name="Standard"><text:s text:c="2"/>&lt;div style={{width: 11.20, height: 11.82, left: 1226.91, top: 1654.04, position: 'absolute', background: 'linear-gradient(90deg, #B78718 0%, #CA9E15 7%, #D7AD14 14%, #DCB314 20%, #E9CD73 32%, #EFD99B 38%, #E8CD78 42%, #E0C155 47%, #DBB839 52%, #D7B225 57%, #D4AE19 62%, #D4AD16 68%, #B78718 99%)'}} /&gt;</text:p>
      <text:p text:style-name="Standard"><text:s text:c="2"/>&lt;div style={{width: 11.35, height: 9.34, left: 1229.55, top: 1644.59, position: 'absolute', background: 'linear-gradient(90deg, #B78718 0%, #CA9E15 7%, #D7AD14 14%, #DCB314 20%, #E9CD73 32%, #EFD99B 38%, #E8CD78 42%, #E0C155 47%, #DBB839 52%, #D7B225 57%, #D4AE19 62%, #D4AD16 68%, #B78718 99%)'}} /&gt;</text:p>
      <text:p text:style-name="Standard"><text:s text:c="2"/>&lt;div style={{width: 10.49, height: 8.97, left: 1232.19, top: 1635.25, position: 'absolute', background: 'linear-gradient(90deg, #B78718 0%, #CA9E15 7%, #D7AD14 14%, #DCB314 20%, #E9CD73 32%, #EFD99B 38%, #E8CD78 42%, #E0C155 47%, #DBB839 52%, #D7B225 57%, #D4AE19 62%, #D4AD16 68%, #B78718 99%)'}} /&gt;</text:p>
      <text:p text:style-name="Standard"><text:s text:c="2"/>&lt;div style={{width: 11.32, height: 7.29, left: 1232.42, top: 1626.02, position: 'absolute', background: 'linear-gradient(90deg, #B78718 0%, #CA9E15 7%, #D7AD14 14%, #DCB314 20%, #E9CD73 32%, #EFD99B 38%, #E8CD78 42%, #E0C155 47%, #DBB839 52%, #D7B225 57%, #D4AE19 62%, #D4AD16 68%, #B78718 99%)'}} /&gt;</text:p>
      <text:p text:style-name="Standard"><text:s text:c="2"/>&lt;div style={{width: 11.02, height: 6.79, left: 1232.15, top: 1616.93, position: 'absolute', background: 'linear-gradient(90deg, #B78718 0%, #CA9E15 7%, #D7AD14 14%, #DCB314 20%, #E9CD73 32%, #EFD99B 38%, #E8CD78 42%, #E0C155 47%, #DBB839 52%, #D7B225 57%, #D4AE19 62%, #D4AD16 68%, #B78718 99%)'}} /&gt;</text:p>
      <text:p text:style-name="Standard"><text:s text:c="2"/>&lt;div style={{width: 10.22, height: 5.33, left: 1232.96, top: 1609.27, position: 'absolute', background: 'linear-gradient(90deg, #B78718 0%, #CA9E15 7%, #D7AD14 14%, #DCB314 20%, #E9CD73 32%, #EFD99B 38%, #E8CD78 42%, #E0C155 47%, #DBB839 52%, #D7B225 57%, #D4AE19 62%, #D4AD16 68%, #B78718 99%)'}} /&gt;</text:p>
      <text:p text:style-name="Standard"><text:s text:c="2"/>&lt;div style={{width: 9.95, height: 4.30, left: 1231.40, top: 1602.15, position: 'absolute', background: 'linear-gradient(90deg, #B78718 0%, #CA9E15 7%, #D7AD14 14%, #DCB314 20%, <text:soft-page-break/>#E9CD73 32%, #EFD99B 38%, #E8CD78 42%, #E0C155 47%, #DBB839 52%, #D7B225 57%, #D4AE19 62%, #D4AD16 68%, #B78718 99%)'}} /&gt;</text:p>
      <text:p text:style-name="Standard"><text:s text:c="2"/>&lt;div style={{width: 9.77, height: 4.12, left: 1229.38, top: 1595.54, position: 'absolute', background: 'linear-gradient(90deg, #B78718 0%, #CA9E15 7%, #D7AD14 14%, #DCB314 20%, #E9CD73 32%, #EFD99B 38%, #E8CD78 42%, #E0C155 47%, #DBB839 52%, #D7B225 57%, #D4AE19 62%, #D4AD16 68%, #B78718 99%)'}} /&gt;</text:p>
      <text:p text:style-name="Standard"><text:s text:c="2"/>&lt;div style={{width: 51.54, height: 127.86, left: 1195, top: 1595.68, position: 'absolute', background: 'linear-gradient(90deg, #B78718 0%, #CA9E15 7%, #D7AD14 14%, #DCB314 20%, #E9CD73 32%, #EFD99B 38%, #E8CD78 42%, #E0C155 47%, #DBB839 52%, #D7B225 57%, #D4AE19 62%, #D4AD16 68%, #B78718 99%)'}} /&gt;</text:p>
      <text:p text:style-name="Standard"><text:s text:c="2"/>&lt;div style={{width: 6.32, height: 10.04, left: 791.66, top: 1594.93,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6.26, height: 8.83, left: 784.11, top: 1597.57,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8.76, height: 8.29, left: 780.96, top: 1604.74,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1.34, height: 8.76, left: 777.99, top: 1623.40,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0.96, height: 8.32, left: 777.23, top: 1633.48,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9.42, height: 8.39, left: 779.34, top: 1613.59,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3.58, height: 7.58, left: 778.58, top: 1645.24,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4.34, height: 7.30, left: 779.81, top: 1656.49, position: 'absolute', transform: 'rotate(180deg)', transformOrigin: 'top left', background: 'linear-gradient(90deg, #B78718 0%, #CA9E15 7%, #D7AD14 14%, #DCB314 20%, #E9CD73 32%, #EFD99B 38%, #E8CD78 42%, #E0C155 47%, #DBB839 52%, #D7B225 57%, #D4AE19 62%, #D4AD16 68%, #B78718 99%)'}} /&gt;</text:p>
      <text:p text:style-name="Standard"><text:soft-page-break/><text:s text:c="2"/>&lt;div style={{width: 16.55, height: 7.61, left: 782.76, top: 1669.31,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7.02, height: 7.55, left: 786.90, top: 1682.50,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9.33, height: 8.45, left: 793.44, top: 1695.49,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9.44, height: 8.97, left: 801.36, top: 1708.09,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21.94, height: 10.75, left: 812.13, top: 1721.45,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9.20, height: 19.81, left: 822.88, top: 1708.84,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0.04, height: 16.82, left: 814.05, top: 1698.82,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0.19, height: 15.79, left: 807.80, top: 1689.18,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0.42, height: 13.52, left: 802.59, top: 1676.99,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1.20, height: 11.82, left: 798.32, top: 1665.86, position: 'absolute', transform: 'rotate(180deg)', transformOrigin: 'top left', background: 'linear-gradient(90deg, #B78718 0%, #CA9E15 7%, #D7AD14 14%, #DCB314 20%, #E9CD73 32%, #EFD99B 38%, #E8CD78 42%, #E0C155 47%, #DBB839 52%, #D7B225 57%, #D4AE19 62%, #D4AD16 68%, #B78718 99%)'}} /&gt;</text:p>
      <text:p text:style-name="Standard"><text:soft-page-break/><text:s text:c="2"/>&lt;div style={{width: 11.35, height: 9.34, left: 795.68, top: 1653.93,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0.49, height: 8.97, left: 793.05, top: 1644.22,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1.32, height: 7.29, left: 792.81, top: 1633.31,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1.02, height: 6.79, left: 793.09, top: 1623.72,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0.22, height: 5.33, left: 792.27, top: 1614.59,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9.95, height: 4.30, left: 793.84, top: 1606.45,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9.77, height: 4.12, left: 795.85, top: 1599.66,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51.54, height: 127.86, left: 830.23, top: 1723.54, position: 'absolute', transform: 'rotate(180deg)', transformOrigin: 'top left', background: 'linear-gradient(90deg, #B78718 0%, #CA9E15 7%, #D7AD14 14%, #DCB314 20%, #E9CD73 32%, #EFD99B 38%, #E8CD78 42%, #E0C155 47%, #DBB839 52%, #D7B225 57%, #D4AE19 62%, #D4AD16 68%, #B78718 99%)'}} /&gt;</text:p>
      <text:p text:style-name="Standard"><text:s text:c="2"/>&lt;div style={{width: 1440, height: 294, left: 0, top: 3777, position: 'absolute', background: '#FFDFDF'}} /&gt;</text:p>
      <text:p text:style-name="Standard"><text:s text:c="2"/>&lt;div style={{width: 1736.56, height: 384.34, left: -201, top: 3627, position: 'absolute', overflow: 'hidden'}}&gt;</text:p>
      <text:p text:style-name="Standard"><text:s text:c="4"/>&lt;div style={{width: 1736.51, height: 384.29, left: 0, top: 30, position: 'absolute', background: 'white'}} /&gt;</text:p>
      <text:p text:style-name="Standard"><text:s text:c="4"/>&lt;div style={{width: 152, height: 30, left: 853, top: 30, position: 'absolute', textAlign: 'center', justifyContent: 'center', display: 'flex', flexDirection: 'column', color: '#343434', fontSize: 20, <text:soft-page-break/>fontFamily: 'Noto Sans JP', fontWeight: '350', lineHeight: 30, letterSpacing: 2, wordWrap: 'break-word'}}&gt;フォローしてね&lt;/div&gt;</text:p>
      <text:p text:style-name="Standard"><text:s text:c="4"/>&lt;div style={{width: 13.28, height: 23, left: 1016, top: 30, position: 'absolute', outline: '1px #343434 solid', outlineOffset: '-0.50px'}} /&gt;</text:p>
      <text:p text:style-name="Standard"><text:s text:c="4"/>&lt;div style={{width: 13.28, height: 23, left: 842.27, top: 53, position: 'absolute', transform: 'rotate(180deg)', transformOrigin: 'top left', outline: '1px #343434 solid', outlineOffset: '-0.50px'}} /&gt;</text:p>
      <text:p text:style-name="Standard"><text:s text:c="2"/>&lt;/div&gt;</text:p>
      <text:p text:style-name="Standard"><text:s text:c="2"/>&lt;img style={{width: 145, height: 145, left: 455, top: 3727, position: 'absolute'}} src="https://placehold.co/145x145" /&gt;</text:p>
      <text:p text:style-name="Standard"><text:s text:c="2"/>&lt;img style={{width: 100, height: 100, left: 608, top: 3749, position: 'absolute'}} src="https://placehold.co/100x100" /&gt;</text:p>
      <text:p text:style-name="Standard"><text:s text:c="2"/>&lt;img style={{width: 126, height: 118.02, left: 728, top: 3747, position: 'absolute'}} src="https://placehold.co/126x118" /&gt;</text:p>
      <text:p text:style-name="Standard"><text:s text:c="2"/>&lt;div style={{width: 68.97, height: 68.43, left: 864, top: 3761.79, position: 'absolute', background: '#343434'}} /&gt;</text:p>
      <text:p text:style-name="Standard"><text:s text:c="2"/>&lt;img style={{width: 1713, height: 1142, left: -142, top: 4071, position: 'absolute'}} src="https://placehold.co/1713x1142" /&gt;</text:p>
      <text:p text:style-name="Standard"><text:s text:c="2"/>&lt;div style={{width: 1280, height: 431, left: 80, top: 4271, position: 'absolute', background: 'rgba(255, 255, 255, 0.80)', borderRadius: 30}} /&gt;</text:p>
      <text:p text:style-name="Standard"><text:s text:c="2"/>&lt;div style={{width: 161, height: 20, left: 398, top: 4506, position: 'absolute', background: '#FFDFDF'}} /&gt;</text:p>
      <text:p text:style-name="Standard"><text:s text:c="2"/>&lt;div style={{width: 97, height: 20, left: 811, top: 4554, position: 'absolute', background: '#FFDFDF'}} /&gt;</text:p>
      <text:p text:style-name="Standard"><text:s text:c="2"/>&lt;div style={{width: 65, height: 20, left: 286, top: 4602, position: 'absolute', background: '#FFDFDF'}} /&gt;</text:p>
      <text:p text:style-name="Standard"><text:s text:c="2"/>&lt;div style={{width: 1080, left: 174, top: 4504, position: 'absolute', justifyContent: 'center', display: 'flex', flexDirection: 'column', color: '#343434', fontSize: 16, fontFamily: 'Noto Sans JP', fontWeight: '500', lineHeight: 24, wordWrap: 'break-word'}}&gt;サクセスキャリアエアラインは“オリジナルレッスン”であなたの夢を応援しております。&lt;br/&gt; &lt;br/&gt;あなたの夢を叶える為にもどのスクールよりも親身に、納得するまで解決方法を見つけ、“個性を大切”にして結果を出します。&lt;br/&gt;​&lt;br/&gt;一番にあなたの“気持ち”に寄り添い、全力でサポートしております。いつでもご質問ご相談があれば、お気軽にお問い合わせください。&lt;/div&gt;</text:p>
      <text:p text:style-name="Standard"><text:s text:c="2"/>&lt;div style={{width: 297, height: 60.18, left: 508, top: 4296.86, position: 'absolute', textAlign: 'center', color: '#F49B9B', fontSize: 40, fontFamily: 'Yu Mincho', fontWeight: '400', lineHeight: 60, wordWrap: 'break-word'}}&gt;Welcome to SCA&lt;/div&gt;</text:p>
      <text:p text:style-name="Standard"><text:s text:c="2"/>&lt;div style={{width: 64.06, height: 64.06, left: 865.41, top: 4272, position: 'absolute', transform: 'rotate(44deg)', transformOrigin: 'top left', overflow: 'hidden'}}&gt;</text:p>
      <text:p text:style-name="Standard"><text:s text:c="4"/>&lt;div style={{width: 87.22, height: 87.11, left: 1.68, top: 1.74, position: 'absolute', background: '#F49B9B'}} /&gt;</text:p>
      <text:p text:style-name="Standard"><text:s text:c="2"/>&lt;/div&gt;</text:p>
      <text:p text:style-name="Standard"><text:s text:c="2"/>&lt;div style={{width: 892, left: 274, top: 4391, position: 'absolute', justifyContent: 'center', display: 'flex', flexDirection: 'column'}}&gt;&lt;span style="color: '#343434', fontSize: 32, fontFamily: 'Yu Mincho', fontWeight: '400', lineHeight: 48, wordWrap: 'break-word'"&gt;客室乗務員・グランドスタッフを&lt;/span&gt;&lt;span style="color: '#B51230', fontSize: 32, fontFamily: 'Yu Mincho', fontWeight: '600', lineHeight: 48, wordWrap: 'break-word'"&gt;本気で目指す&lt;/span&gt;&lt;span style="color: '#343434', <text:soft-page-break/>fontSize: 32, fontFamily: 'Yu Mincho', fontWeight: '400', lineHeight: 48, wordWrap: 'break-word'"&gt;あなたへ&lt;/span&gt;&lt;/div&gt;</text:p>
      <text:p text:style-name="Standard"><text:s text:c="2"/>&lt;div style={{width: 1736.51, height: 385.44, left: -148, top: 5028.07, position: 'absolute', background: 'white'}} /&gt;</text:p>
      <text:p text:style-name="Standard"><text:s text:c="2"/>&lt;div style={{width: 528, height: 56, padding: 10, left: 462, top: 5222, position: 'absolute', borderRadius: 30, outline: '1px #F49B9B solid', outlineOffset: '-1px', justifyContent: 'center', alignItems: 'center', gap: 20, display: 'inline-flex'}}&gt;</text:p>
      <text:p text:style-name="Standard"><text:s text:c="4"/>&lt;div style={{width: 202, height: 18, textAlign: 'center', justifyContent: 'center', display: 'flex', flexDirection: 'column', color: '#F49B9B', fontSize: 20, fontFamily: 'Noto Sans JP', fontWeight: '350', lineHeight: 30, letterSpacing: 2, wordWrap: 'break-word'}}&gt;講師について&lt;/div&gt;</text:p>
      <text:p text:style-name="Standard"><text:s text:c="2"/>&lt;/div&gt;</text:p>
      <text:p text:style-name="Standard"><text:s text:c="2"/>&lt;div style={{width: 201, height: 201, left: 180, top: 4862, position: 'absolute', background: '#F49B9B', borderRadius: 30}} /&gt;</text:p>
      <text:p text:style-name="Standard"><text:s text:c="2"/>&lt;div style={{width: 161, left: 200, top: 4897, position: 'absolute', textAlign: 'center', color: 'white', fontSize: 20, fontFamily: 'Noto Sans JP', fontWeight: '500', lineHeight: 30, letterSpacing: 2, wordWrap: 'break-word'}}&gt;完全個別対策&lt;/div&gt;</text:p>
      <text:p text:style-name="Standard"><text:s text:c="2"/>&lt;div style={{width: 84, height: 81, left: 239, top: 4950, position: 'absolute', overflow: 'hidden'}}&gt;</text:p>
      <text:p text:style-name="Standard"><text:s text:c="4"/>&lt;div style={{width: 43.52, height: 41.97, left: 20.23, top: 0, position: 'absolute', background: 'white'}} /&gt;</text:p>
      <text:p text:style-name="Standard"><text:s text:c="4"/>&lt;div style={{width: 56.23, height: 36.43, left: 13.88, top: 44.57, position: 'absolute', background: 'white'}} /&gt;</text:p>
      <text:p text:style-name="Standard"><text:s text:c="2"/>&lt;/div&gt;</text:p>
      <text:p text:style-name="Standard"><text:s text:c="2"/>&lt;div style={{width: 201, height: 201, left: 400, top: 4862, position: 'absolute', background: '#F49B9B', borderRadius: 30}} /&gt;</text:p>
      <text:p text:style-name="Standard"><text:s text:c="2"/>&lt;div style={{width: 161, left: 420, top: 4897, position: 'absolute', textAlign: 'center', color: 'white', fontSize: 20, fontFamily: 'Noto Sans JP', fontWeight: '500', lineHeight: 30, letterSpacing: 2, wordWrap: 'break-word'}}&gt;授業日程&lt;br/&gt;アレンジ可能&lt;/div&gt;</text:p>
      <text:p text:style-name="Standard"><text:s text:c="2"/>&lt;div style={{width: 73, height: 73, left: 464, top: 4962, position: 'absolute', overflow: 'hidden'}}&gt;</text:p>
      <text:p text:style-name="Standard"><text:s text:c="4"/>&lt;div style={{width: 7.25, height: 7.26, left: 17.01, top: 31.74, position: 'absolute', background: 'white'}} /&gt;</text:p>
      <text:p text:style-name="Standard"><text:s text:c="4"/>&lt;div style={{width: 7.25, height: 7.26, left: 48.75, top: 31.74, position: 'absolute', background: 'white'}} /&gt;</text:p>
      <text:p text:style-name="Standard"><text:s text:c="4"/>&lt;div style={{width: 7.25, height: 7.26, left: 38.17, top: 31.74, position: 'absolute', background: 'white'}} /&gt;</text:p>
      <text:p text:style-name="Standard"><text:s text:c="4"/>&lt;div style={{width: 7.25, height: 7.26, left: 17.01, top: 43.07, position: 'absolute', background: 'white'}} /&gt;</text:p>
      <text:p text:style-name="Standard"><text:s text:c="4"/>&lt;div style={{width: 7.25, height: 7.26, left: 38.17, top: 43.07, position: 'absolute', background: 'white'}} /&gt;</text:p>
      <text:p text:style-name="Standard"><text:s text:c="4"/>&lt;div style={{width: 7.25, height: 7.26, left: 27.59, top: 43.07, position: 'absolute', background: 'white'}} /&gt;</text:p>
      <text:p text:style-name="Standard"><text:s text:c="4"/>&lt;div style={{width: 7.25, height: 7.26, left: 48.75, top: 54.41, position: 'absolute', background: 'white'}} /&gt;</text:p>
      <text:p text:style-name="Standard"><text:s text:c="4"/>&lt;div style={{width: 7.25, height: 7.26, left: 38.17, top: 54.41, position: 'absolute', background: 'white'}} /&gt;</text:p>
      <text:p text:style-name="Standard"><text:s text:c="4"/>&lt;div style={{width: 7.25, height: 7.26, left: 27.59, top: 54.41, position: 'absolute', background: 'white'}} /&gt;</text:p>
      <text:p text:style-name="Standard"><text:soft-page-break/><text:s text:c="4"/>&lt;div style={{width: 66.20, height: 65.15, left: 3.41, top: 7.85, position: 'absolute', background: 'white'}} /&gt;</text:p>
      <text:p text:style-name="Standard"><text:s text:c="4"/>&lt;div style={{width: 9.95, height: 14.62, left: 19.02, top: 0, position: 'absolute', background: 'white'}} /&gt;</text:p>
      <text:p text:style-name="Standard"><text:s text:c="4"/>&lt;div style={{width: 9.95, height: 14.62, left: 44.03, top: 0, position: 'absolute', background: 'white'}} /&gt;</text:p>
      <text:p text:style-name="Standard"><text:s text:c="2"/>&lt;/div&gt;</text:p>
      <text:p text:style-name="Standard"><text:s text:c="2"/>&lt;div style={{width: 200, height: 201, left: 620, top: 4862, position: 'absolute', background: '#F49B9B', borderRadius: 30}} /&gt;</text:p>
      <text:p text:style-name="Standard"><text:s text:c="2"/>&lt;div style={{width: 161, left: 637, top: 4897, position: 'absolute', textAlign: 'center', color: 'white', fontSize: 20, fontFamily: 'Noto Sans JP', fontWeight: '500', lineHeight: 30, letterSpacing: 2, wordWrap: 'break-word'}}&gt;オンラインor&lt;br/&gt;対面可&lt;/div&gt;</text:p>
      <text:p text:style-name="Standard"><text:s text:c="2"/>&lt;div style={{width: 82, height: 82, left: 679, top: 4957, position: 'absolute', overflow: 'hidden'}}&gt;</text:p>
      <text:p text:style-name="Standard"><text:s text:c="4"/>&lt;div style={{width: 82, height: 58.78, left: 0, top: 11.61, position: 'absolute', background: 'white'}} /&gt;</text:p>
      <text:p text:style-name="Standard"><text:s text:c="2"/>&lt;/div&gt;</text:p>
      <text:p text:style-name="Standard"><text:s text:c="2"/>&lt;div style={{width: 201, height: 201, left: 839, top: 4862, position: 'absolute', background: '#F49B9B', borderRadius: 30}} /&gt;</text:p>
      <text:p text:style-name="Standard"><text:s text:c="2"/>&lt;div style={{width: 161, left: 859, top: 4897, position: 'absolute', textAlign: 'center', color: 'white', fontSize: 20, fontFamily: 'Noto Sans JP', fontWeight: '500', lineHeight: 30, letterSpacing: 2, wordWrap: 'break-word'}}&gt;随時受講可能&lt;/div&gt;</text:p>
      <text:p text:style-name="Standard"><text:s text:c="2"/>&lt;div style={{width: 84, height: 84, left: 898, top: 4943, position: 'absolute', overflow: 'hidden'}}&gt;</text:p>
      <text:p text:style-name="Standard"><text:s text:c="4"/>&lt;div style={{width: 9.51, height: 16.98, left: 19.72, top: 0, position: 'absolute', background: 'white'}} /&gt;</text:p>
      <text:p text:style-name="Standard"><text:s text:c="4"/>&lt;div style={{width: 9.51, height: 16.98, left: 54.77, top: 0, position: 'absolute', background: 'white'}} /&gt;</text:p>
      <text:p text:style-name="Standard"><text:s text:c="4"/>&lt;div style={{width: 81.68, height: 77.23, left: 1.16, top: 6.77, position: 'absolute', background: 'white'}} /&gt;</text:p>
      <text:p text:style-name="Standard"><text:s text:c="4"/>&lt;div style={{width: 18.31, height: 26.75, left: 32.84, top: 37.09, position: 'absolute', background: 'white'}} /&gt;</text:p>
      <text:p text:style-name="Standard"><text:s text:c="2"/>&lt;/div&gt;</text:p>
      <text:p text:style-name="Standard"><text:s text:c="2"/>&lt;div style={{width: 201, height: 201, left: 1059, top: 4862, position: 'absolute', background: '#F49B9B', borderRadius: 30}} /&gt;</text:p>
      <text:p text:style-name="Standard"><text:s text:c="2"/>&lt;div style={{width: 176, left: 1072, top: 4897, position: 'absolute', textAlign: 'center', color: 'white', fontSize: 20, fontFamily: 'Noto Sans JP', fontWeight: '500', lineHeight: 30, letterSpacing: 2, wordWrap: 'break-word'}}&gt;無料ガインダンス&lt;br/&gt;有&lt;/div&gt;</text:p>
      <text:p text:style-name="Standard"><text:s text:c="2"/>&lt;div style={{width: 74, height: 74, left: 1123, top: 4960, position: 'absolute', overflow: 'hidden'}}&gt;</text:p>
      <text:p text:style-name="Standard"><text:s text:c="4"/>&lt;div style={{width: 24.06, height: 21.48, left: 24.97, top: 21.50, position: 'absolute', background: 'white'}} /&gt;</text:p>
      <text:p text:style-name="Standard"><text:s text:c="4"/>&lt;div style={{width: 74, height: 58.07, left: 0, top: 7.96, position: 'absolute', background: 'white'}} /&gt;</text:p>
      <text:p text:style-name="Standard"><text:s text:c="2"/>&lt;/div&gt;</text:p>
      <text:p text:style-name="Standard"><text:s text:c="2"/>&lt;img style={{width: 2086, height: 1265, left: -335, top: 10660, position: 'absolute'}} src="https://placehold.co/2086x1265" /&gt;</text:p>
      <text:p text:style-name="Standard"><text:soft-page-break/><text:s text:c="2"/>&lt;div style={{width: 528, height: 56, padding: 10, left: 456, top: 10033, position: 'absolute', background: '#F49B9B', borderRadius: 30, justifyContent: 'center', alignItems: 'center', gap: 10, display: 'inline-flex'}}&gt;</text:p>
      <text:p text:style-name="Standard"><text:s text:c="4"/>&lt;div style={{textAlign: 'center', color: 'white', fontSize: 16, fontFamily: 'Noto Sans JP', fontWeight: '400', lineHeight: 24, letterSpacing: 1.60, wordWrap: 'break-word'}}&gt;内定者の声を見る&lt;/div&gt;</text:p>
      <text:p text:style-name="Standard"><text:s text:c="4"/>&lt;div style={{width: 14.51, height: 6, transform: 'rotate(90deg)', transformOrigin: 'top left', border: '1px white solid'}} /&gt;</text:p>
      <text:p text:style-name="Standard"><text:s text:c="2"/>&lt;/div&gt;</text:p>
      <text:p text:style-name="Standard"><text:s text:c="2"/>&lt;div style={{width: 200, height: 12.04, left: 187, top: 756.06, position: 'absolute', justifyContent: 'center', display: 'flex', flexDirection: 'column', color: '#F49B9B', fontSize: 24, fontFamily: 'Allura', fontWeight: '400', lineHeight: 36, wordWrap: 'break-word'}}&gt;Information&lt;/div&gt;</text:p>
      <text:p text:style-name="Standard"><text:s text:c="2"/>&lt;div style={{width: 148, height: 35, left: 182, top: 770.95, position: 'absolute', textAlign: 'center', color: '#F49B9B', fontSize: 32, fontFamily: 'Yu Mincho', fontWeight: '600', lineHeight: 48, letterSpacing: 6.40, wordWrap: 'break-word'}}&gt;お知らせ&lt;/div&gt;</text:p>
      <text:p text:style-name="Standard"><text:s text:c="2"/>&lt;div style={{width: 32.36, height: 35.10, left: 1.32, top: 0, position: 'absolute', background: '#F49B9B'}} /&gt;</text:p>
      <text:p text:style-name="Standard"><text:s text:c="2"/>&lt;div style={{width: 777, height: 24, left: 274, top: 878, position: 'absolute', justifyContent: 'flex-start', alignItems: 'center', gap: 127, display: 'inline-flex'}}&gt;</text:p>
      <text:p text:style-name="Standard"><text:s text:c="4"/>&lt;div style={{textAlign: 'center', justifyContent: 'center', display: 'flex', flexDirection: 'column', color: '#343434', fontSize: 16, fontFamily: 'Noto Sans JP', fontWeight: '500', lineHeight: 24, wordWrap: 'break-word'}}&gt;2024年11月23日&lt;/div&gt;</text:p>
      <text:p text:style-name="Standard"><text:s text:c="4"/>&lt;div style={{textAlign: 'center', justifyContent: 'center', display: 'flex', flexDirection: 'column', color: '#343434', fontSize: 16, fontFamily: 'Noto Sans JP', fontWeight: '500', lineHeight: 24, wordWrap: 'break-word'}}&gt;2025年にCA/GSを目指す方に向けた無料コースガイダンスを開始します。&lt;/div&gt;</text:p>
      <text:p text:style-name="Standard"><text:s text:c="2"/>&lt;/div&gt;</text:p>
      <text:p text:style-name="Standard"><text:s text:c="2"/>&lt;div style={{width: 791, height: 24, left: 274, top: 932, position: 'absolute', justifyContent: 'flex-start', alignItems: 'center', gap: 127, display: 'inline-flex'}}&gt;</text:p>
      <text:p text:style-name="Standard"><text:s text:c="4"/>&lt;div style={{textAlign: 'center', justifyContent: 'center', display: 'flex', flexDirection: 'column', color: '#343434', fontSize: 16, fontFamily: 'Noto Sans JP', fontWeight: '500', lineHeight: 24, wordWrap: 'break-word'}}&gt;2024年10月01日&lt;/div&gt;</text:p>
      <text:p text:style-name="Standard"><text:s text:c="4"/>&lt;div style={{textAlign: 'center', justifyContent: 'center', display: 'flex', flexDirection: 'column', color: '#343434', fontSize: 16, fontFamily: 'Noto Sans JP', fontWeight: '500', lineHeight: 24, wordWrap: 'break-word'}}&gt;26年新卒でCA/GSを目指す方に向けた無料コースガイダンスを実施します。&lt;/div&gt;</text:p>
      <text:p text:style-name="Standard"><text:s text:c="2"/>&lt;/div&gt;</text:p>
      <text:p text:style-name="Standard"><text:s text:c="2"/>&lt;div style={{width: 456, height: 271, left: 2, top: 10239, position: 'absolute', background: '#D9D9D9'}} /&gt;</text:p>
      <text:p text:style-name="Standard"><text:s text:c="2"/>&lt;img style={{width: 646, height: 363, left: -134, top: 10193, position: 'absolute'}} src="https://placehold.co/646x363" /&gt;</text:p>
      <text:p text:style-name="Standard"><text:s text:c="2"/>&lt;div style={{width: 456, height: 271, left: 986, top: 10239, position: 'absolute', background: '#D9D9D9'}} /&gt;</text:p>
      <text:p text:style-name="Standard"><text:s text:c="2"/>&lt;img style={{width: 528, height: 396, left: 973, top: 10160, position: 'absolute'}} src="https://placehold.co/528x396" /&gt;</text:p>
      <text:p text:style-name="Standard"><text:soft-page-break/><text:s text:c="2"/>&lt;div style={{width: 456, height: 271, left: 494, top: 10239, position: 'absolute', background: '#D9D9D9'}} /&gt;</text:p>
      <text:p text:style-name="Standard"><text:s text:c="2"/>&lt;img style={{width: 467, height: 832, left: 488, top: 10018, position: 'absolute'}} src="https://placehold.co/467x832" /&gt;</text:p>
      <text:p text:style-name="Standard"><text:s text:c="2"/>&lt;img style={{width: 526, height: 256, left: 180, top: 11023, position: 'absolute'}} src="https://placehold.co/526x256" /&gt;</text:p>
      <text:p text:style-name="Standard"><text:s text:c="2"/>&lt;img style={{width: 528, height: 256, left: 732, top: 11023, position: 'absolute'}} src="https://placehold.co/528x256" /&gt;</text:p>
      <text:p text:style-name="Standard"><text:s text:c="2"/>&lt;div style={{left: 178, top: 10979, position: 'absolute', textAlign: 'center', color: '#343434', fontSize: 20, fontFamily: 'Noto Sans JP', fontWeight: '700', lineHeight: 30, letterSpacing: 4, wordWrap: 'break-word'}}&gt;各航空会社の企業研究ができる｜note&lt;/div&gt;</text:p>
      <text:p text:style-name="Standard"><text:s text:c="2"/>&lt;div style={{left: 732, top: 10979, position: 'absolute', textAlign: 'center', color: '#343434', fontSize: 20, fontFamily: 'Noto Sans JP', fontWeight: '700', lineHeight: 30, letterSpacing: 4, wordWrap: 'break-word'}}&gt;内定率を上げるイベント｜Peatix&lt;/div&gt;</text:p>
      <text:p text:style-name="Standard"><text:s text:c="2"/>&lt;div style={{width: 1440, height: 827, left: 0, top: 11920, position: 'absolute', background: '#FFDFDF'}} /&gt;</text:p>
      <text:p text:style-name="Standard"><text:s text:c="2"/>&lt;img style={{width: 344, height: 190, left: 916, top: 11447, position: 'absolute'}} src="https://placehold.co/344x190" /&gt;</text:p>
      <text:p text:style-name="Standard"><text:s text:c="2"/>&lt;img style={{width: 344, height: 190, left: 548, top: 11446, position: 'absolute'}} src="https://placehold.co/344x190" /&gt;</text:p>
      <text:p text:style-name="Standard"><text:s text:c="2"/>&lt;img style={{width: 344, height: 190, left: 180, top: 11448, position: 'absolute'}} src="https://placehold.co/344x190" /&gt;</text:p>
      <text:p text:style-name="Standard"><text:s text:c="2"/>&lt;img style={{width: 252, height: 250, left: 1008, top: 12126, position: 'absolute'}} src="https://placehold.co/252x250" /&gt;</text:p>
      <text:p text:style-name="Standard"><text:s text:c="2"/>&lt;img style={{width: 252, height: 250, left: 732, top: 12126, position: 'absolute'}} src="https://placehold.co/252x250" /&gt;</text:p>
      <text:p text:style-name="Standard"><text:s text:c="2"/>&lt;img style={{width: 252, height: 250, left: 456, top: 12128, position: 'absolute'}} src="https://placehold.co/252x250" /&gt;</text:p>
      <text:p text:style-name="Standard"><text:s text:c="2"/>&lt;img style={{width: 252, height: 250, left: 180, top: 12128, position: 'absolute'}} src="https://placehold.co/252x250" /&gt;</text:p>
      <text:p text:style-name="Standard"><text:s text:c="2"/>&lt;div style={{width: 344, left: 548, top: 11381, position: 'absolute', textAlign: 'center', color: '#343434', fontSize: 32, fontFamily: 'Noto Sans JP', fontWeight: '700', lineHeight: 48, letterSpacing: 6.40, wordWrap: 'break-word'}}&gt;Youtube&lt;/div&gt;</text:p>
      <text:p text:style-name="Standard"><text:s text:c="2"/>&lt;div style={{width: 318, height: 30, left: 561, top: 12050, position: 'absolute', textAlign: 'center', justifyContent: 'center', display: 'flex', flexDirection: 'column', color: '#343434', fontSize: 32, fontFamily: 'Noto Sans JP', fontWeight: '700', lineHeight: 48, letterSpacing: 6.40, wordWrap: 'break-word'}}&gt;Instagram&lt;/div&gt;</text:p>
      <text:p text:style-name="Standard"><text:s text:c="2"/>&lt;div style={{width: 528, height: 56, left: 456, top: 11714, position: 'absolute', background: 'white', borderRadius: 30}} /&gt;</text:p>
      <text:p text:style-name="Standard"><text:s text:c="2"/>&lt;img style={{width: 51, height: 48, left: 637, top: 11719, position: 'absolute'}} src="https://placehold.co/51x48" /&gt;</text:p>
      <text:p text:style-name="Standard"><text:s text:c="2"/>&lt;div style={{left: 696, top: 11724, position: 'absolute', textAlign: 'center', justifyContent: 'center', display: 'flex', flexDirection: 'column', color: '#343434', fontSize: 20, fontFamily: 'Noto Sans JP', fontWeight: '500', lineHeight: 30, wordWrap: 'break-word'}}&gt;You tube へ &lt;/div&gt;</text:p>
      <text:p text:style-name="Standard"><text:s text:c="2"/>&lt;div style={{width: 528, height: 56, left: 456, top: 12458, position: 'absolute', background: 'white', borderRadius: 30}} /&gt;</text:p>
      <text:p text:style-name="Standard"><text:soft-page-break/><text:s text:c="2"/>&lt;img style={{width: 51, height: 51, left: 634, top: 12461, position: 'absolute'}} src="https://placehold.co/51x51" /&gt;</text:p>
      <text:p text:style-name="Standard"><text:s text:c="2"/>&lt;div style={{left: 690, top: 12471, position: 'absolute', textAlign: 'center', justifyContent: 'center', display: 'flex', flexDirection: 'column', color: '#343434', fontSize: 20, fontFamily: 'Noto Sans JP', fontWeight: '500', lineHeight: 30, wordWrap: 'break-word'}}&gt;Instagram へ &lt;/div&gt;</text:p>
      <text:p text:style-name="Standard"><text:s text:c="2"/>&lt;div style={{width: 1736.51, height: 385.44, left: -84, top: 12571.83, position: 'absolute', background: 'white'}} /&gt;</text:p>
      <text:p text:style-name="Standard"><text:s text:c="2"/>&lt;div style={{width: 261, height: 12.04, left: 581, top: 12921.86, position: 'absolute', textAlign: 'center', justifyContent: 'center', display: 'flex', flexDirection: 'column', color: '#343434', fontSize: 16, fontFamily: 'Yu Mincho', fontWeight: '400', lineHeight: 24, letterSpacing: 3.20, wordWrap: 'break-word'}}&gt;PROFILE&lt;/div&gt;</text:p>
      <text:p text:style-name="Standard"><text:s text:c="2"/>&lt;div style={{width: 148, height: 48.14, left: 636, top: 12937.91, position: 'absolute', textAlign: 'center', color: '#B51230', fontSize: 32, fontFamily: 'Yu Mincho', fontWeight: '600', lineHeight: 48, letterSpacing: 6.40, wordWrap: 'break-word'}}&gt;講師紹介&lt;/div&gt;</text:p>
      <text:p text:style-name="Standard"><text:s text:c="2"/>&lt;div style={{width: 32.36, height: 35, left: 1.32, top: 0, position: 'absolute', background: '#F49B9B'}} /&gt;</text:p>
      <text:p text:style-name="Standard"><text:s text:c="2"/>&lt;div style={{width: 644, left: 616, top: 13049, position: 'absolute', justifyContent: 'center', display: 'flex', flexDirection: 'column', color: 'black', fontSize: 24, fontFamily: 'Yu Mincho', fontWeight: '600', lineHeight: 36, letterSpacing: 4.80, wordWrap: 'break-word'}}&gt;菊地未夏&lt;/div&gt;</text:p>
      <text:p text:style-name="Standard"><text:s text:c="2"/>&lt;div style={{width: 644, height: 498, left: 616, top: 13129, position: 'absolute', justifyContent: 'center', display: 'flex', flexDirection: 'column', color: 'black', fontSize: 16, fontFamily: 'Yu Mincho', fontWeight: '400', lineHeight: 32, letterSpacing: 3.20, wordWrap: 'break-word'}}&gt;身長147cmで客室乗務員として乗務。&lt;br/&gt;国内線・国際線のグランドスタッフ経験者。​&lt;br/&gt;新卒では全滅敗退であったエアライン受験から既卒で内定した経験を活かしてエアライン専門の就職活動サポートを開始。&lt;br/&gt;&lt;br/&gt;10年間のサポートの中で&lt;br/&gt;2023年はJAL内定者47名、ANAは23名と過去最高の内定者を輩出。&lt;br/&gt;&lt;br/&gt;生徒がSCAを選んだ理由は大きく３つある。&lt;br/&gt;・どこまでも自分を想ってアドバイスをしてくれる。&lt;br/&gt;・自分の不足箇所を正確に具体的に教えてくれる&lt;br/&gt;・褒めるだけでなく更なる改善点も教えてくれる&lt;/div&gt;</text:p>
      <text:p text:style-name="Standard"><text:s text:c="2"/>&lt;img style={{width: 403, height: 578, left: 180, top: 13049, position: 'absolute'}} src="https://placehold.co/403x578" /&gt;</text:p>
      <text:p text:style-name="Standard"><text:s text:c="2"/>&lt;div style={{width: 1280, height: 989, left: 80, top: 5721.21, position: 'absolute', background: '#FFDFDF', borderRadius: 30}} /&gt;</text:p>
      <text:p text:style-name="Standard"><text:s text:c="2"/>&lt;div style={{left: 472, top: 5547.21, position: 'absolute', textAlign: 'center', color: '#343434', fontSize: 16, fontFamily: 'Noto Sans JP', fontWeight: '500', lineHeight: 24, letterSpacing: 3.20, wordWrap: 'break-word'}}&gt;コースから多種多様な単発講座まで自由に対策を選べます&lt;/div&gt;</text:p>
      <text:p text:style-name="Standard"><text:s text:c="2"/>&lt;div style={{left: 440, top: 5805.21, position: 'absolute', textAlign: 'center', color: '#343434', fontSize: 16, fontFamily: 'Noto Sans JP', fontWeight: '500', lineHeight: 24, letterSpacing: 1.60, wordWrap: 'break-word'}}&gt;自己分析から最終面接までフルサポートで内定を目指す方におすすめ！&lt;/div&gt;</text:p>
      <text:p text:style-name="Standard"><text:s text:c="2"/>&lt;div style={{left: 180, top: 5792.21, position: 'absolute', textAlign: 'center', color: '#B51230', fontSize: 32, fontFamily: 'Noto Sans JP', fontWeight: '500', lineHeight: 48, letterSpacing: 6.40, wordWrap: 'break-word'}}&gt;コース対策&lt;/div&gt;</text:p>
      <text:p text:style-name="Standard"><text:s text:c="2"/>&lt;div style={{width: 261, height: 12.04, left: 579, top: 5427.67, position: 'absolute', textAlign: 'center', justifyContent: 'center', display: 'flex', flexDirection: 'column', color: '#343434', fontSize: 16, fontFamily: 'Yu Mincho', fontWeight: '400', lineHeight: 24, letterSpacing: 3.20, wordWrap: 'break-word'}}&gt;LESSON&lt;/div&gt;</text:p>
      <text:p text:style-name="Standard"><text:soft-page-break/><text:s text:c="2"/>&lt;div style={{width: 267, height: 87.26, left: 573, top: 5443.72, position: 'absolute', textAlign: 'center', color: '#B51230', fontSize: 58, fontFamily: 'Yu Mincho', fontWeight: '600', lineHeight: 87, letterSpacing: 11.60, wordWrap: 'break-word'}}&gt;講座紹介&lt;/div&gt;</text:p>
      <text:p text:style-name="Standard"><text:s text:c="2"/>&lt;div style={{width: 32.36, height: 35, left: 1.32, top: 0, position: 'absolute', background: '#F49B9B'}} /&gt;</text:p>
      <text:p text:style-name="Standard"><text:s text:c="2"/>&lt;div style={{width: 1080, height: 315, left: 180, top: 5910.21, position: 'absolute', background: 'white', boxShadow: '0px 4px 4px rgba(96.85, 57.74, 57.74, 0.25)', borderRadius: 30}} /&gt;</text:p>
      <text:p text:style-name="Standard"><text:s text:c="2"/>&lt;div style={{left: 248, top: 5960.21, position: 'absolute', textAlign: 'center', color: '#343434', fontSize: 16, fontFamily: 'Noto Sans JP', fontWeight: '500', lineHeight: 24, letterSpacing: 1.60, wordWrap: 'break-word'}}&gt;貴重な新卒枠で絶対にCA＆GS内定を目指したい人のコース&lt;/div&gt;</text:p>
      <text:p text:style-name="Standard"><text:s text:c="2"/>&lt;div style={{width: 276, height: 34, padding: 10, left: 904, top: 6157.21, position: 'absolute', background: '#FFDFDF', borderRadius: 20, justifyContent: 'center', alignItems: 'center', gap: 10, display: 'inline-flex'}}&gt;</text:p>
      <text:p text:style-name="Standard"><text:s text:c="4"/>&lt;div style={{textAlign: 'center', color: '#343434', fontSize: 16, fontFamily: 'Noto Sans JP', fontWeight: '350', lineHeight: 24, letterSpacing: 1.60, wordWrap: 'break-word'}}&gt;コース内容の詳細へ&lt;/div&gt;</text:p>
      <text:p text:style-name="Standard"><text:s text:c="4"/>&lt;div style={{width: 14.51, height: 6, transform: 'rotate(90deg)', transformOrigin: 'top left', border: '1px black solid'}} /&gt;</text:p>
      <text:p text:style-name="Standard"><text:s text:c="2"/>&lt;/div&gt;</text:p>
      <text:p text:style-name="Standard"><text:s text:c="2"/>&lt;div style={{left: 248, top: 5989.21, position: 'absolute', textAlign: 'center', color: '#343434', fontSize: 40, fontFamily: 'Noto Sans JP', fontWeight: '700', lineHeight: 60, letterSpacing: 4, wordWrap: 'break-word'}}&gt;新卒コース&lt;/div&gt;</text:p>
      <text:p text:style-name="Standard"><text:s text:c="2"/>&lt;div style={{width: 32.36, height: 35, left: 1.32, top: 0, position: 'absolute', background: '#F49B9B'}} /&gt;</text:p>
      <text:p text:style-name="Standard"><text:s text:c="2"/>&lt;div style={{width: 1080, height: 315, left: 180, top: 6295.21, position: 'absolute', background: 'white', boxShadow: '0px 4px 4px rgba(96.85, 57.74, 57.74, 0.25)', borderRadius: 30}} /&gt;</text:p>
      <text:p text:style-name="Standard"><text:s text:c="2"/>&lt;div style={{left: 248, top: 6345.21, position: 'absolute', textAlign: 'center', color: '#343434', fontSize: 16, fontFamily: 'Noto Sans JP', fontWeight: '500', lineHeight: 24, letterSpacing: 1.60, wordWrap: 'break-word'}}&gt;働きながら自分に妥協せずCA＆GS内定を目指したい人のコース&lt;/div&gt;</text:p>
      <text:p text:style-name="Standard"><text:s text:c="2"/>&lt;div style={{width: 276, height: 34, padding: 10, left: 907, top: 6542.21, position: 'absolute', background: '#FFDFDF', borderRadius: 20, justifyContent: 'center', alignItems: 'center', gap: 10, display: 'inline-flex'}}&gt;</text:p>
      <text:p text:style-name="Standard"><text:s text:c="4"/>&lt;div style={{textAlign: 'center', color: '#343434', fontSize: 16, fontFamily: 'Noto Sans JP', fontWeight: '400', lineHeight: 24, letterSpacing: 1.60, wordWrap: 'break-word'}}&gt;コース内容の詳細へ&lt;/div&gt;</text:p>
      <text:p text:style-name="Standard"><text:s text:c="4"/>&lt;div style={{width: 14.51, height: 6, transform: 'rotate(90deg)', transformOrigin: 'top left', border: '1px black solid'}} /&gt;</text:p>
      <text:p text:style-name="Standard"><text:s text:c="2"/>&lt;/div&gt;</text:p>
      <text:p text:style-name="Standard"><text:s text:c="2"/>&lt;div style={{left: 248, top: 6374.21, position: 'absolute', textAlign: 'center', color: '#343434', fontSize: 40, fontFamily: 'Noto Sans JP', fontWeight: '700', lineHeight: 60, letterSpacing: 4, wordWrap: 'break-word'}}&gt;既卒コース&lt;/div&gt;</text:p>
      <text:p text:style-name="Standard"><text:s text:c="2"/>&lt;div style={{width: 383, height: 98, left: 800, top: 6353.21, position: 'absolute', background: '#D9D9D9', borderRadius: 30}} /&gt;</text:p>
      <text:p text:style-name="Standard"><text:s text:c="2"/>&lt;img style={{width: 533.60, height: 356.01, left: 783.53, top: 6123.69, position: 'absolute'}} src="https://placehold.co/534x356" /&gt;</text:p>
      <text:p text:style-name="Standard"><text:soft-page-break/><text:s text:c="2"/>&lt;div style={{width: 32.36, height: 35, left: 1.32, top: 0, position: 'absolute', background: '#F49B9B'}} /&gt;</text:p>
      <text:p text:style-name="Standard"><text:s text:c="2"/>&lt;div style={{width: 1280, height: 1480, left: 80, top: 6860, position: 'absolute', borderRadius: 30, border: '3px #F49B9B solid'}} /&gt;</text:p>
      <text:p text:style-name="Standard"><text:s text:c="2"/>&lt;div style={{left: 381, top: 6950, position: 'absolute', textAlign: 'center', color: '#343434', fontSize: 16, fontFamily: 'Noto Sans JP', fontWeight: '500', lineHeight: 24, letterSpacing: 1.60, wordWrap: 'break-word'}}&gt;単発で希望の予約をしたい方におすすめ！&lt;/div&gt;</text:p>
      <text:p text:style-name="Standard"><text:s text:c="2"/>&lt;div style={{left: 180, top: 6937, position: 'absolute', textAlign: 'center', color: '#B51230', fontSize: 32, fontFamily: 'Noto Sans JP', fontWeight: '500', lineHeight: 48, letterSpacing: 6.40, wordWrap: 'break-word'}}&gt;単発対策&lt;/div&gt;</text:p>
      <text:p text:style-name="Standard"><text:s text:c="2"/>&lt;div style={{width: 90, height: 261, left: 1052, top: 7945, position: 'absolute', overflow: 'hidden'}}&gt;</text:p>
      <text:p text:style-name="Standard"><text:s text:c="4"/>&lt;div style={{width: 90.01, height: 261, left: -0.02, top: 0, position: 'absolute', background: '#F49B9B'}} /&gt;</text:p>
      <text:p text:style-name="Standard"><text:s text:c="2"/>&lt;/div&gt;</text:p>
      <text:p text:style-name="Standard"><text:s text:c="2"/>&lt;div style={{width: 80, height: 238, left: 1173, top: 7956, position: 'absolute', overflow: 'hidden'}}&gt;</text:p>
      <text:p text:style-name="Standard"><text:s text:c="4"/>&lt;div style={{width: 80.02, height: 238.01, left: 0, top: -0.01, position: 'absolute', background: '#F49B9B'}} /&gt;</text:p>
      <text:p text:style-name="Standard"><text:s text:c="2"/>&lt;/div&gt;</text:p>
      <text:p text:style-name="Standard"><text:s text:c="2"/>&lt;div style={{width: 72, height: 264, left: 961, top: 7945, position: 'absolute', overflow: 'hidden'}}&gt;</text:p>
      <text:p text:style-name="Standard"><text:s text:c="4"/>&lt;div style={{width: 72, height: 264.01, left: 0.02, top: 0, position: 'absolute', background: '#F49B9B'}} /&gt;</text:p>
      <text:p text:style-name="Standard"><text:s text:c="2"/>&lt;/div&gt;</text:p>
      <text:p text:style-name="Standard"><text:s text:c="2"/>&lt;div style={{width: 344, height: 376, left: 181, top: 7044, position: 'absolute', background: 'white', boxShadow: '0px 0px 4px rgba(97, 58, 58, 0.25)'}} /&gt;</text:p>
      <text:p text:style-name="Standard"><text:s text:c="2"/>&lt;div style={{width: 296, height: 150, left: 205, top: 7068, position: 'absolute', background: 'white', boxShadow: '0px 4px 4px rgba(96.85, 57.74, 57.74, 0.25)', borderRadius: 30}} /&gt;</text:p>
      <text:p text:style-name="Standard"><text:s text:c="2"/>&lt;img style={{width: 589, height: 393, left: 0, top: 6890, position: 'absolute'}} src="https://placehold.co/589x393" /&gt;</text:p>
      <text:p text:style-name="Standard"><text:s text:c="2"/>&lt;div style={{left: 271, top: 7245, position: 'absolute', textAlign: 'center', color: '#343434', fontSize: 20, fontFamily: 'Noto Sans JP', fontWeight: '700', lineHeight: 30, letterSpacing: 2, wordWrap: 'break-word'}}&gt;カウンセリング&lt;/div&gt;</text:p>
      <text:p text:style-name="Standard"><text:s text:c="2"/>&lt;div style={{width: 256, left: 225, top: 7285, position: 'absolute', color: '#343434', fontSize: 16, fontFamily: 'Noto Sans JP', fontWeight: '350', lineHeight: 24, letterSpacing: 1.60, wordWrap: 'break-word'}}&gt;あなたの悩みを45分で解決します。まずは気軽に相談してみてください。&lt;/div&gt;</text:p>
      <text:p text:style-name="Standard"><text:s text:c="2"/>&lt;div style={{width: 276, height: 34, padding: 10, left: 209, top: 7367, position: 'absolute', background: '#FFDFDF', borderRadius: 20, justifyContent: 'center', alignItems: 'center', gap: 10, display: 'inline-flex'}}&gt;</text:p>
      <text:p text:style-name="Standard"><text:s text:c="4"/>&lt;div style={{textAlign: 'center', color: '#343434', fontSize: 16, fontFamily: 'Noto Sans JP', fontWeight: '400', lineHeight: 24, letterSpacing: 1.60, wordWrap: 'break-word'}}&gt;講座内容の詳細へ&lt;/div&gt;</text:p>
      <text:p text:style-name="Standard"><text:s text:c="4"/>&lt;div style={{width: 14.51, height: 6, transform: 'rotate(90deg)', transformOrigin: 'top left', border: '1px #343434 solid'}} /&gt;</text:p>
      <text:p text:style-name="Standard"><text:s text:c="2"/>&lt;/div&gt;</text:p>
      <text:p text:style-name="Standard"><text:soft-page-break/><text:s text:c="2"/>&lt;div style={{width: 344, height: 376, left: 180, top: 7454, position: 'absolute', background: 'white', boxShadow: '0px 0px 4px rgba(97, 58, 58, 0.25)'}} /&gt;</text:p>
      <text:p text:style-name="Standard"><text:s text:c="2"/>&lt;div style={{width: 296, height: 150, left: 204, top: 7478, position: 'absolute', background: 'white', boxShadow: '0px 4px 4px rgba(96.85, 57.74, 57.74, 0.25)', borderRadius: 30}} /&gt;</text:p>
      <text:p text:style-name="Standard"><text:s text:c="2"/>&lt;img style={{width: 855, height: 570, left: 773, top: 7681, position: 'absolute', transform: 'rotate(180deg)', transformOrigin: 'top left'}} src="https://placehold.co/855x570" /&gt;</text:p>
      <text:p text:style-name="Standard"><text:s text:c="2"/>&lt;div style={{left: 281, top: 7655, position: 'absolute', textAlign: 'center', color: '#343434', fontSize: 20, fontFamily: 'Noto Sans JP', fontWeight: '700', lineHeight: 30, letterSpacing: 2, wordWrap: 'break-word'}}&gt;自己分析対策&lt;/div&gt;</text:p>
      <text:p text:style-name="Standard"><text:s text:c="2"/>&lt;div style={{width: 256, left: 224, top: 7695, position: 'absolute', color: '#343434', fontSize: 16, fontFamily: 'Noto Sans JP', fontWeight: '350', lineHeight: 24, letterSpacing: 1.60, wordWrap: 'break-word'}}&gt;たった90分で面接に通用する自身のさまざまな魅力を言語化します。&lt;/div&gt;</text:p>
      <text:p text:style-name="Standard"><text:s text:c="2"/>&lt;div style={{width: 276, height: 34, padding: 10, left: 208, top: 7777, position: 'absolute', background: '#FFDFDF', borderRadius: 20, justifyContent: 'center', alignItems: 'center', gap: 10, display: 'inline-flex'}}&gt;</text:p>
      <text:p text:style-name="Standard"><text:s text:c="4"/>&lt;div style={{textAlign: 'center', color: '#343434', fontSize: 16, fontFamily: 'Noto Sans JP', fontWeight: '400', lineHeight: 24, letterSpacing: 1.60, wordWrap: 'break-word'}}&gt;講座内容の詳細へ&lt;/div&gt;</text:p>
      <text:p text:style-name="Standard"><text:s text:c="4"/>&lt;div style={{width: 14.51, height: 6, transform: 'rotate(90deg)', transformOrigin: 'top left', border: '1px #343434 solid'}} /&gt;</text:p>
      <text:p text:style-name="Standard"><text:s text:c="2"/>&lt;/div&gt;</text:p>
      <text:p text:style-name="Standard"><text:s text:c="2"/>&lt;div style={{width: 344, height: 376, left: 178, top: 7864, position: 'absolute', background: 'white', boxShadow: '0px 0px 4px rgba(97, 58, 58, 0.25)'}} /&gt;</text:p>
      <text:p text:style-name="Standard"><text:s text:c="2"/>&lt;div style={{width: 296, height: 150, left: 202, top: 7888, position: 'absolute', background: 'white', boxShadow: '0px 4px 4px rgba(96.85, 57.74, 57.74, 0.25)', borderRadius: 30}} /&gt;</text:p>
      <text:p text:style-name="Standard"><text:s text:c="2"/>&lt;img style={{width: 652, height: 435, left: -68, top: 7706, position: 'absolute'}} src="https://placehold.co/652x435" /&gt;</text:p>
      <text:p text:style-name="Standard"><text:s text:c="2"/>&lt;div style={{left: 279, top: 8065, position: 'absolute', textAlign: 'center', color: '#343434', fontSize: 20, fontFamily: 'Noto Sans JP', fontWeight: '700', lineHeight: 30, letterSpacing: 2, wordWrap: 'break-word'}}&gt;集団面接対策&lt;/div&gt;</text:p>
      <text:p text:style-name="Standard"><text:s text:c="2"/>&lt;div style={{width: 256, left: 222, top: 8105, position: 'absolute', color: '#343434', fontSize: 16, fontFamily: 'Noto Sans JP', fontWeight: '350', lineHeight: 24, letterSpacing: 1.60, wordWrap: 'break-word'}}&gt;あなたの希望に合わせて対策が可能。集団の中での自分の魅せ方明確にわかる！&lt;/div&gt;</text:p>
      <text:p text:style-name="Standard"><text:s text:c="2"/>&lt;div style={{width: 276, height: 34, padding: 10, left: 206, top: 8187, position: 'absolute', background: '#FFDFDF', borderRadius: 20, justifyContent: 'center', alignItems: 'center', gap: 10, display: 'inline-flex'}}&gt;</text:p>
      <text:p text:style-name="Standard"><text:s text:c="4"/>&lt;div style={{textAlign: 'center', color: '#343434', fontSize: 16, fontFamily: 'Noto Sans JP', fontWeight: '400', lineHeight: 24, letterSpacing: 1.60, wordWrap: 'break-word'}}&gt;講座内容の詳細へ&lt;/div&gt;</text:p>
      <text:p text:style-name="Standard"><text:s text:c="4"/>&lt;div style={{width: 14.51, height: 6, transform: 'rotate(90deg)', transformOrigin: 'top left', border: '1px #343434 solid'}} /&gt;</text:p>
      <text:p text:style-name="Standard"><text:s text:c="2"/>&lt;/div&gt;</text:p>
      <text:p text:style-name="Standard"><text:s text:c="2"/>&lt;div style={{width: 344, height: 376, left: 549, top: 7044, position: 'absolute', background: 'white', boxShadow: '0px 0px 4px rgba(97, 58, 58, 0.25)'}} /&gt;</text:p>
      <text:p text:style-name="Standard"><text:soft-page-break/><text:s text:c="2"/>&lt;div style={{width: 296, height: 150, left: 573, top: 7068, position: 'absolute', background: 'white', boxShadow: '0px 4px 4px rgba(96.85, 57.74, 57.74, 0.25)', borderRadius: 30}} /&gt;</text:p>
      <text:p text:style-name="Standard"><text:s text:c="2"/>&lt;img style={{width: 1003, height: 669, left: 347, top: 6639, position: 'absolute'}} src="https://placehold.co/1003x669" /&gt;</text:p>
      <text:p text:style-name="Standard"><text:s text:c="2"/>&lt;div style={{left: 658, top: 7245, position: 'absolute', textAlign: 'center', color: '#343434', fontSize: 20, fontFamily: 'Noto Sans JP', fontWeight: '700', lineHeight: 30, letterSpacing: 2, wordWrap: 'break-word'}}&gt;ES添削対策&lt;/div&gt;</text:p>
      <text:p text:style-name="Standard"><text:s text:c="2"/>&lt;div style={{width: 256, left: 593, top: 7285, position: 'absolute', color: '#343434', fontSize: 16, fontFamily: 'Noto Sans JP', fontWeight: '350', lineHeight: 24, letterSpacing: 1.60, wordWrap: 'break-word'}}&gt;希望する会社のESを納得するまで何度もメールを通して添削をします。&lt;/div&gt;</text:p>
      <text:p text:style-name="Standard"><text:s text:c="2"/>&lt;div style={{width: 276, height: 34, padding: 10, left: 577, top: 7367, position: 'absolute', background: '#FFDFDF', borderRadius: 20, justifyContent: 'center', alignItems: 'center', gap: 10, display: 'inline-flex'}}&gt;</text:p>
      <text:p text:style-name="Standard"><text:s text:c="4"/>&lt;div style={{textAlign: 'center', color: '#343434', fontSize: 16, fontFamily: 'Noto Sans JP', fontWeight: '400', lineHeight: 24, letterSpacing: 1.60, wordWrap: 'break-word'}}&gt;講座内容の詳細へ&lt;/div&gt;</text:p>
      <text:p text:style-name="Standard"><text:s text:c="4"/>&lt;div style={{width: 14.51, height: 6, transform: 'rotate(90deg)', transformOrigin: 'top left', border: '1px #343434 solid'}} /&gt;</text:p>
      <text:p text:style-name="Standard"><text:s text:c="2"/>&lt;/div&gt;</text:p>
      <text:p text:style-name="Standard"><text:s text:c="2"/>&lt;div style={{width: 344, height: 376, left: 549, top: 7456, position: 'absolute', background: 'white', boxShadow: '0px 0px 4px rgba(97, 58, 58, 0.25)'}} /&gt;</text:p>
      <text:p text:style-name="Standard"><text:s text:c="2"/>&lt;div style={{width: 296, height: 150, left: 573, top: 7480, position: 'absolute', background: 'white', boxShadow: '0px 4px 4px rgba(96.85, 57.74, 57.74, 0.25)', borderRadius: 30}} /&gt;</text:p>
      <text:p text:style-name="Standard"><text:s text:c="2"/>&lt;img style={{width: 535, height: 357, left: 990, top: 7690, position: 'absolute', transform: 'rotate(180deg)', transformOrigin: 'top left'}} src="https://placehold.co/535x357" /&gt;</text:p>
      <text:p text:style-name="Standard"><text:s text:c="2"/>&lt;div style={{left: 650, top: 7657, position: 'absolute', textAlign: 'center', color: '#343434', fontSize: 20, fontFamily: 'Noto Sans JP', fontWeight: '700', lineHeight: 30, letterSpacing: 2, wordWrap: 'break-word'}}&gt;個別面接対策&lt;/div&gt;</text:p>
      <text:p text:style-name="Standard"><text:s text:c="2"/>&lt;div style={{width: 256, left: 593, top: 7697, position: 'absolute', color: '#343434', fontSize: 16, fontFamily: 'Noto Sans JP', fontWeight: '350', lineHeight: 24, letterSpacing: 1.60, wordWrap: 'break-word'}}&gt;選考を控えている会社の面接対策を行います。あなたの悩みや弱点を全て解決！&lt;/div&gt;</text:p>
      <text:p text:style-name="Standard"><text:s text:c="2"/>&lt;div style={{width: 276, height: 34, padding: 10, left: 577, top: 7779, position: 'absolute', background: '#FFDFDF', borderRadius: 20, justifyContent: 'center', alignItems: 'center', gap: 10, display: 'inline-flex'}}&gt;</text:p>
      <text:p text:style-name="Standard"><text:s text:c="4"/>&lt;div style={{textAlign: 'center', color: '#343434', fontSize: 16, fontFamily: 'Noto Sans JP', fontWeight: '400', lineHeight: 24, letterSpacing: 1.60, wordWrap: 'break-word'}}&gt;講座内容の詳細へ&lt;/div&gt;</text:p>
      <text:p text:style-name="Standard"><text:s text:c="4"/>&lt;div style={{width: 14.51, height: 6, transform: 'rotate(90deg)', transformOrigin: 'top left', border: '1px #343434 solid'}} /&gt;</text:p>
      <text:p text:style-name="Standard"><text:s text:c="2"/>&lt;/div&gt;</text:p>
      <text:p text:style-name="Standard"><text:s text:c="2"/>&lt;div style={{width: 344, height: 376, left: 549, top: 7864, position: 'absolute', background: 'white', boxShadow: '0px 0px 4px rgba(97, 58, 58, 0.25)'}} /&gt;</text:p>
      <text:p text:style-name="Standard"><text:s text:c="2"/>&lt;div style={{width: 296, height: 150, left: 573, top: 7888, position: 'absolute', background: 'white', boxShadow: '0px 4px 4px rgba(96.85, 57.74, 57.74, 0.25)', borderRadius: 30}} /&gt;</text:p>
      <text:p text:style-name="Standard"><text:soft-page-break/><text:s text:c="2"/>&lt;img style={{width: 403, height: 264, left: 498, top: 7774, position: 'absolute'}} src="https://placehold.co/403x264" /&gt;</text:p>
      <text:p text:style-name="Standard"><text:s text:c="2"/>&lt;div style={{left: 650, top: 8065, position: 'absolute', textAlign: 'center', color: '#343434', fontSize: 20, fontFamily: 'Noto Sans JP', fontWeight: '700', lineHeight: 30, letterSpacing: 2, wordWrap: 'break-word'}}&gt;一般企業対策&lt;/div&gt;</text:p>
      <text:p text:style-name="Standard"><text:s text:c="2"/>&lt;div style={{width: 256, left: 593, top: 8105, position: 'absolute', color: '#343434', fontSize: 16, fontFamily: 'Noto Sans JP', fontWeight: '350', lineHeight: 24, letterSpacing: 1.60, wordWrap: 'break-word'}}&gt;CA＆GSとして活躍後の一般企業への転職を目指す方へのサポートになります。&lt;/div&gt;</text:p>
      <text:p text:style-name="Standard"><text:s text:c="2"/>&lt;div style={{width: 276, height: 34, padding: 10, left: 577, top: 8187, position: 'absolute', background: '#FFDFDF', borderRadius: 20, justifyContent: 'center', alignItems: 'center', gap: 10, display: 'inline-flex'}}&gt;</text:p>
      <text:p text:style-name="Standard"><text:s text:c="4"/>&lt;div style={{textAlign: 'center', color: '#343434', fontSize: 16, fontFamily: 'Noto Sans JP', fontWeight: '400', lineHeight: 24, letterSpacing: 1.60, wordWrap: 'break-word'}}&gt;講座内容の詳細へ&lt;/div&gt;</text:p>
      <text:p text:style-name="Standard"><text:s text:c="4"/>&lt;div style={{width: 14.51, height: 6, transform: 'rotate(90deg)', transformOrigin: 'top left', border: '1px #343434 solid'}} /&gt;</text:p>
      <text:p text:style-name="Standard"><text:s text:c="2"/>&lt;/div&gt;</text:p>
      <text:p text:style-name="Standard"><text:s text:c="2"/>&lt;div style={{width: 344, height: 376, left: 918, top: 7456, position: 'absolute', background: 'white', boxShadow: '0px 0px 4px rgba(97, 58, 58, 0.25)'}} /&gt;</text:p>
      <text:p text:style-name="Standard"><text:s text:c="2"/>&lt;div style={{width: 296, height: 150, left: 942, top: 7480, position: 'absolute', background: 'white', boxShadow: '0px 4px 4px rgba(96.85, 57.74, 57.74, 0.25)', borderRadius: 30}} /&gt;</text:p>
      <text:p text:style-name="Standard"><text:s text:c="2"/>&lt;img style={{width: 584, height: 365, left: 797, top: 7296, position: 'absolute'}} src="https://placehold.co/584x365" /&gt;</text:p>
      <text:p text:style-name="Standard"><text:s text:c="2"/>&lt;div style={{left: 1019, top: 7657, position: 'absolute', textAlign: 'center', color: '#343434', fontSize: 20, fontFamily: 'Noto Sans JP', fontWeight: '700', lineHeight: 30, letterSpacing: 2, wordWrap: 'break-word'}}&gt;動画添削対策&lt;/div&gt;</text:p>
      <text:p text:style-name="Standard"><text:s text:c="2"/>&lt;div style={{width: 256, left: 962, top: 7697, position: 'absolute', color: '#343434', fontSize: 16, fontFamily: 'Noto Sans JP', fontWeight: '350', lineHeight: 24, letterSpacing: 1.60, wordWrap: 'break-word'}}&gt;動画提出に向けて文章だけでなく動画の映り方や魅せ方などを細かくアドバイス。&lt;/div&gt;</text:p>
      <text:p text:style-name="Standard"><text:s text:c="2"/>&lt;div style={{width: 276, height: 34, padding: 10, left: 946, top: 7779, position: 'absolute', background: '#FFDFDF', borderRadius: 20, justifyContent: 'center', alignItems: 'center', gap: 10, display: 'inline-flex'}}&gt;</text:p>
      <text:p text:style-name="Standard"><text:s text:c="4"/>&lt;div style={{textAlign: 'center', color: '#343434', fontSize: 16, fontFamily: 'Noto Sans JP', fontWeight: '400', lineHeight: 24, letterSpacing: 1.60, wordWrap: 'break-word'}}&gt;講座内容の詳細へ&lt;/div&gt;</text:p>
      <text:p text:style-name="Standard"><text:s text:c="4"/>&lt;div style={{width: 14.51, height: 6, transform: 'rotate(90deg)', transformOrigin: 'top left', border: '1px #343434 solid'}} /&gt;</text:p>
      <text:p text:style-name="Standard"><text:s text:c="2"/>&lt;/div&gt;</text:p>
      <text:p text:style-name="Standard"><text:s text:c="2"/>&lt;div style={{width: 344, height: 376, left: 917, top: 7044, position: 'absolute', background: 'white', boxShadow: '0px 0px 4px rgba(97, 58, 58, 0.25)'}} /&gt;</text:p>
      <text:p text:style-name="Standard"><text:s text:c="2"/>&lt;div style={{width: 296, height: 150, left: 941, top: 7068, position: 'absolute', background: 'white', boxShadow: '0px 4px 4px rgba(96.85, 57.74, 57.74, 0.25)', borderRadius: 30}} /&gt;</text:p>
      <text:p text:style-name="Standard"><text:s text:c="2"/>&lt;img style={{width: 502, height: 377, left: 838, top: 6954, position: 'absolute'}} src="https://placehold.co/502x377" /&gt;</text:p>
      <text:p text:style-name="Standard"><text:soft-page-break/><text:s text:c="2"/>&lt;div style={{left: 982, top: 7245, position: 'absolute', textAlign: 'center', color: '#343434', fontSize: 20, fontFamily: 'Noto Sans JP', fontWeight: '700', lineHeight: 30, letterSpacing: 2, wordWrap: 'break-word'}}&gt;ESフルサポート対策&lt;/div&gt;</text:p>
      <text:p text:style-name="Standard"><text:s text:c="2"/>&lt;div style={{width: 256, left: 961, top: 7285, position: 'absolute', color: '#343434', fontSize: 16, fontFamily: 'Noto Sans JP', fontWeight: '350', lineHeight: 24, letterSpacing: 1.60, wordWrap: 'break-word'}}&gt;ESを仕上げる上で自己分析や企業研究も含めて一緒に作成していきます。&lt;/div&gt;</text:p>
      <text:p text:style-name="Standard"><text:s text:c="2"/>&lt;div style={{width: 276, height: 34, padding: 10, left: 945, top: 7367, position: 'absolute', background: '#FFDFDF', borderRadius: 20, justifyContent: 'center', alignItems: 'center', gap: 10, display: 'inline-flex'}}&gt;</text:p>
      <text:p text:style-name="Standard"><text:s text:c="4"/>&lt;div style={{textAlign: 'center', color: '#343434', fontSize: 16, fontFamily: 'Noto Sans JP', fontWeight: '400', lineHeight: 24, letterSpacing: 1.60, wordWrap: 'break-word'}}&gt;講座内容の詳細へ&lt;/div&gt;</text:p>
      <text:p text:style-name="Standard"><text:s text:c="4"/>&lt;div style={{width: 14.51, height: 6, transform: 'rotate(90deg)', transformOrigin: 'top left', border: '1px #343434 solid'}} /&gt;</text:p>
      <text:p text:style-name="Standard"><text:s text:c="2"/>&lt;/div&gt;</text:p>
      <text:p text:style-name="Standard"><text:s text:c="2"/>&lt;div style={{width: 944, left: 250, top: 6085.21, position: 'absolute', color: '#343434', fontSize: 16, fontFamily: 'Noto Sans JP', fontWeight: '500', lineHeight: 24, letterSpacing: 1.60, wordWrap: 'break-word'}}&gt;自己分析から最終面接までの全てを網羅できるのが新卒コースの魅力。自分では気づけない現時点でのあなたの不足点を見つけ出し、希望の会社から内定をもらうために綿密な計画を立て、都度必要な対策を提案・一緒に授業を進め、内定までフルサポートします！&lt;/div&gt;</text:p>
      <text:p text:style-name="Standard"><text:s text:c="2"/>&lt;div style={{width: 944, left: 250, top: 6470.21, position: 'absolute', color: '#343434', fontSize: 16, fontFamily: 'Noto Sans JP', fontWeight: '500', lineHeight: 24, letterSpacing: 1.60, wordWrap: 'break-word'}}&gt;今置かれた環境の中でいかにCA/GS転職を成功させるかを考え抜き対策するのが既卒コースの魅力。自分一人では心細い受験対策の中で、あなたが既卒で内定を掴むために足りていないものを見出し、限られた時間の中で効率よく対策を提案・フルサポートしていきます！&lt;/div&gt;</text:p>
      <text:p text:style-name="Standard"><text:s text:c="2"/>&lt;div style={{width: 380, height: 98, left: 800, top: 5968.21, position: 'absolute', background: '#D9D9D9', borderRadius: 30}} /&gt;</text:p>
      <text:p text:style-name="Standard"><text:s text:c="2"/>&lt;img style={{width: 401, height: 301, left: 791, top: 5880.21, position: 'absolute'}} src="https://placehold.co/401x301" /&gt;</text:p>
      <text:p text:style-name="Standard"><text:s text:c="2"/>&lt;div style={{width: 1736.51, height: 385.44, left: 1650.52, top: 14269.52, position: 'absolute', transform: 'rotate(180deg)', transformOrigin: 'top left', background: '#F49B9B'}} /&gt;</text:p>
      <text:p text:style-name="Standard"><text:s text:c="2"/>&lt;div style={{width: 1736.51, height: 385.44, left: -263, top: 13969.33, position: 'absolute', background: '#FFDFDF'}} /&gt;</text:p>
      <text:p text:style-name="Standard"><text:s text:c="2"/>&lt;div style={{width: 1736.51, height: 385.44, left: 1578.52, top: 14434.01, position: 'absolute', transform: 'rotate(180deg)', transformOrigin: 'top left', background: '#FDFDFD'}} /&gt;</text:p>
      <text:p text:style-name="Standard"><text:s text:c="2"/>&lt;div style={{width: 182, height: 14, left: 629, top: 14892, position: 'absolute', textAlign: 'center', color: 'black', fontSize: 12, fontFamily: 'Noto Sans JP', fontWeight: '400', lineHeight: 18, letterSpacing: 1.20, wordWrap: 'break-word'}}&gt;©サクセスキャリアエアライン&lt;/div&gt;</text:p>
      <text:p text:style-name="Standard"><text:s text:c="2"/>&lt;div style={{left: 318, top: 14714.37, position: 'absolute', justifyContent: 'flex-start', alignItems: 'center', gap: 24, display: 'inline-flex'}}&gt;</text:p>
      <text:p text:style-name="Standard"><text:s text:c="4"/>&lt;div style={{width: 252, height: 56, padding: 10, background: '#F8BBBB', boxShadow: '0px 4px 4px rgba(0, 0, 0, 0.25)', borderRadius: 30, justifyContent: 'center', alignItems: 'center', gap: 20, display: 'flex'}}&gt;</text:p>
      <text:p text:style-name="Standard"><text:s text:c="6"/>&lt;div style={{width: 142, height: 18, textAlign: 'center', justifyContent: 'center', display: 'flex', flexDirection: 'column', color: '#343434', fontSize: 20, fontFamily: 'Noto Sans JP', fontWeight: '700', lineHeight: 30, letterSpacing: 2, wordWrap: 'break-word'}}&gt;お悩み相談&lt;/div&gt;</text:p>
      <text:p text:style-name="Standard"><text:soft-page-break/><text:s text:c="4"/>&lt;/div&gt;</text:p>
      <text:p text:style-name="Standard"><text:s text:c="4"/>&lt;div style={{width: 252, height: 56, padding: 10, background: '#F8BBBB', boxShadow: '0px 4px 4px rgba(0, 0, 0, 0.25)', borderRadius: 30, justifyContent: 'center', alignItems: 'center', gap: 20, display: 'flex'}}&gt;</text:p>
      <text:p text:style-name="Standard"><text:s text:c="6"/>&lt;div style={{width: 152, height: 18, textAlign: 'center', justifyContent: 'center', display: 'flex', flexDirection: 'column', color: '#343434', fontSize: 20, fontFamily: 'Noto Sans JP', fontWeight: '700', lineHeight: 30, letterSpacing: 2, wordWrap: 'break-word'}}&gt;講座予約&lt;/div&gt;</text:p>
      <text:p text:style-name="Standard"><text:s text:c="4"/>&lt;/div&gt;</text:p>
      <text:p text:style-name="Standard"><text:s text:c="4"/>&lt;div style={{width: 252, height: 56, padding: 10, background: '#F8BBBB', boxShadow: '0px 4px 4px rgba(0, 0, 0, 0.25)', borderRadius: 30, justifyContent: 'center', alignItems: 'center', gap: 20, display: 'flex'}}&gt;</text:p>
      <text:p text:style-name="Standard"><text:s text:c="6"/>&lt;div style={{width: 149, height: 18, textAlign: 'center', justifyContent: 'center', display: 'flex', flexDirection: 'column', color: '#343434', fontSize: 20, fontFamily: 'Noto Sans JP', fontWeight: '700', lineHeight: 30, letterSpacing: 2, wordWrap: 'break-word'}}&gt;お問合せ&lt;/div&gt;</text:p>
      <text:p text:style-name="Standard"><text:s text:c="4"/>&lt;/div&gt;</text:p>
      <text:p text:style-name="Standard"><text:s text:c="2"/>&lt;/div&gt;</text:p>
      <text:p text:style-name="Standard"><text:s text:c="2"/>&lt;img style={{width: 270, height: 270, left: 309, top: 14269.37, position: 'absolute'}} src="https://placehold.co/270x270" /&gt;</text:p>
      <text:p text:style-name="Standard"><text:s text:c="2"/>&lt;div style={{width: 306, left: 816, top: 14289.37, position: 'absolute', flexDirection: 'column', justifyContent: 'flex-start', alignItems: 'flex-start', gap: 20, display: 'inline-flex'}}&gt;</text:p>
      <text:p text:style-name="Standard"><text:s text:c="4"/>&lt;div style={{alignSelf: 'stretch', height: 34, borderBottom: '0.50px #343434 solid', justifyContent: 'center', alignItems: 'center', gap: 10, display: 'inline-flex'}}&gt;</text:p>
      <text:p text:style-name="Standard"><text:s text:c="6"/>&lt;div style={{flex: '1 1 0', height: 16, justifyContent: 'center', display: 'flex', flexDirection: 'column', color: 'black', fontSize: 16, fontFamily: 'Yu Mincho', fontWeight: '400', lineHeight: 32, wordWrap: 'break-word'}}&gt;TOP&lt;/div&gt;</text:p>
      <text:p text:style-name="Standard"><text:s text:c="4"/>&lt;/div&gt;</text:p>
      <text:p text:style-name="Standard"><text:s text:c="4"/>&lt;div style={{alignSelf: 'stretch', borderBottom: '0.50px black solid', justifyContent: 'center', alignItems: 'center', gap: 10, display: 'inline-flex'}}&gt;</text:p>
      <text:p text:style-name="Standard"><text:s text:c="6"/>&lt;div style={{flex: '1 1 0', height: 34, justifyContent: 'center', display: 'flex', flexDirection: 'column', color: 'black', fontSize: 16, fontFamily: 'Yu Mincho', fontWeight: '400', lineHeight: 32, wordWrap: 'break-word'}}&gt;CA＆GS内定者実績&lt;/div&gt;</text:p>
      <text:p text:style-name="Standard"><text:s text:c="4"/>&lt;/div&gt;</text:p>
      <text:p text:style-name="Standard"><text:s text:c="4"/>&lt;div style={{alignSelf: 'stretch', borderBottom: '0.50px black solid', justifyContent: 'center', alignItems: 'center', gap: 10, display: 'inline-flex'}}&gt;</text:p>
      <text:p text:style-name="Standard"><text:s text:c="6"/>&lt;div style={{flex: '1 1 0', height: 34, justifyContent: 'center', display: 'flex', flexDirection: 'column', color: 'black', fontSize: 16, fontFamily: 'Yu Mincho', fontWeight: '400', lineHeight: 32, wordWrap: 'break-word'}}&gt;講座一覧&lt;/div&gt;</text:p>
      <text:p text:style-name="Standard"><text:s text:c="4"/>&lt;/div&gt;</text:p>
      <text:p text:style-name="Standard"><text:s text:c="4"/>&lt;div style={{alignSelf: 'stretch', borderBottom: '0.50px black solid', justifyContent: 'center', alignItems: 'center', gap: 10, display: 'inline-flex'}}&gt;</text:p>
      <text:p text:style-name="Standard"><text:s text:c="6"/>&lt;div style={{flex: '1 1 0', height: 34, justifyContent: 'center', display: 'flex', flexDirection: 'column', color: 'black', fontSize: 16, fontFamily: 'Yu Mincho', fontWeight: '400', lineHeight: 32, wordWrap: 'break-word'}}&gt;お役立ちコラム&lt;/div&gt;</text:p>
      <text:p text:style-name="Standard"><text:s text:c="4"/>&lt;/div&gt;</text:p>
      <text:p text:style-name="Standard"><text:soft-page-break/><text:s text:c="4"/>&lt;div style={{alignSelf: 'stretch', borderBottom: '0.50px black solid', justifyContent: 'center', alignItems: 'center', gap: 10, display: 'inline-flex'}}&gt;</text:p>
      <text:p text:style-name="Standard"><text:s text:c="6"/>&lt;div style={{flex: '1 1 0', height: 34, justifyContent: 'center', display: 'flex', flexDirection: 'column', color: 'black', fontSize: 16, fontFamily: 'Yu Mincho', fontWeight: '400', lineHeight: 32, wordWrap: 'break-word'}}&gt;プライバシーポリシー&lt;/div&gt;</text:p>
      <text:p text:style-name="Standard"><text:s text:c="4"/>&lt;/div&gt;</text:p>
      <text:p text:style-name="Standard"><text:s text:c="2"/>&lt;/div&gt;</text:p>
      <text:p text:style-name="Standard"><text:s text:c="2"/>&lt;img style={{width: 64.01, height: 64.01, left: 816, top: 14553.37, position: 'absolute'}} src="https://placehold.co/64x64" /&gt;</text:p>
      <text:p text:style-name="Standard"><text:s text:c="2"/>&lt;img style={{width: 44.17, height: 44.12, left: 883.55, top: 14563.08, position: 'absolute'}} src="https://placehold.co/44x44" /&gt;</text:p>
      <text:p text:style-name="Standard"><text:s text:c="2"/>&lt;img style={{width: 55.62, height: 52.10, left: 936.52, top: 14562.20, position: 'absolute'}} src="https://placehold.co/56x52" /&gt;</text:p>
      <text:p text:style-name="Standard"><text:s text:c="2"/>&lt;div style={{width: 30.45, height: 30.21, left: 996.55, top: 14569.03, position: 'absolute', background: '#343434'}} /&gt;</text:p>
      <text:p text:style-name="Standard"><text:s text:c="2"/>&lt;div style={{width: 1440, height: 44, left: 0, top: 214, position: 'absolute', background: '#FFDFDF'}} /&gt;</text:p>
      <text:p text:style-name="Standard"><text:s text:c="2"/>&lt;img style={{width: 654, height: 368, left: 738, top: 313, position: 'absolute'}} src="https://placehold.co/654x368" /&gt;</text:p>
      <text:p text:style-name="Standard"><text:s text:c="2"/>&lt;div style={{width: 1440, left: 0, top: 224, position: 'absolute', textAlign: 'center', color: '#343434', fontSize: 16, fontFamily: 'Noto Sans JP', fontWeight: '500', lineHeight: 24, wordWrap: 'break-word'}}&gt;｜ANA中部：新卒内定１名内定｜｜ANA中部：新卒内定１名内定｜｜ANA中部：新卒内定１名内定｜｜ANA中部：新卒内定１名内定｜｜などなど・・・皆様おめでとうございます！&lt;/div&gt;</text:p>
      <text:p text:style-name="Standard"><text:s text:c="2"/>&lt;div style={{width: 261, height: 12.04, left: 579, top: 9042.46, position: 'absolute', textAlign: 'center', justifyContent: 'center', display: 'flex', flexDirection: 'column', color: '#343434', fontSize: 16, fontFamily: 'Yu Mincho', fontWeight: '400', lineHeight: 24, letterSpacing: 3.20, wordWrap: 'break-word'}}&gt;VOICE&lt;/div&gt;</text:p>
      <text:p text:style-name="Standard"><text:s text:c="2"/>&lt;div style={{width: 267, height: 69.21, left: 573, top: 9058.51, position: 'absolute', textAlign: 'center', color: '#B51230', fontSize: 46, fontFamily: 'Yu Mincho', fontWeight: '600', lineHeight: 69, letterSpacing: 9.20, wordWrap: 'break-word'}}&gt;内定者の声&lt;/div&gt;</text:p>
      <text:p text:style-name="Standard"><text:s text:c="2"/>&lt;div style={{width: 32.36, height: 35, left: 1.32, top: 0, position: 'absolute', background: '#F49B9B'}} /&gt;</text:p>
      <text:p text:style-name="Standard"><text:s text:c="2"/>&lt;div style={{width: 1280, left: 80, top: 9174, position: 'absolute', textAlign: 'center', color: 'black', fontSize: 16, fontFamily: 'Noto Sans JP', fontWeight: '400', lineHeight: 24, letterSpacing: 3.20, wordWrap: 'break-word'}}&gt;ともに笑い、ともに泣き、ともに悔しがり、諦めずに夢を掴んだ生徒様の声&lt;/div&gt;</text:p>
      <text:p text:style-name="Standard"><text:s text:c="2"/>&lt;div style={{width: 228, height: 202, left: 1039.02, top: 8908, position: 'absolute', transform: 'rotate(13deg)', transformOrigin: 'top left', overflow: 'hidden'}}&gt;</text:p>
      <text:p text:style-name="Standard"><text:s text:c="4"/>&lt;div style={{width: 255.31, height: 237.03, left: 6.72, top: 6.24, position: 'absolute', background: '#FFDFDF'}} /&gt;</text:p>
      <text:p text:style-name="Standard"><text:s text:c="2"/>&lt;/div&gt;</text:p>
      <text:p text:style-name="Standard"><text:s text:c="2"/>&lt;div style={{width: 228, height: 202, left: 835.02, top: 8780, position: 'absolute', transform: 'rotate(13deg)', transformOrigin: 'top left', overflow: 'hidden'}}&gt;</text:p>
      <text:p text:style-name="Standard"><text:s text:c="4"/>&lt;div style={{width: 255.31, height: 237.03, left: 6.72, top: 6.24, position: 'absolute', background: '#FFDFDF'}} /&gt;</text:p>
      <text:p text:style-name="Standard"><text:soft-page-break/><text:s text:c="2"/>&lt;/div&gt;</text:p>
      <text:p text:style-name="Standard"><text:s text:c="2"/>&lt;div style={{width: 228, height: 202, left: 665.75, top: 8977.45, position: 'absolute', transform: 'rotate(167deg)', transformOrigin: 'top left', overflow: 'hidden'}}&gt;</text:p>
      <text:p text:style-name="Standard"><text:s text:c="4"/>&lt;div style={{width: 255.31, height: 237.03, left: 6.72, top: 6.24, position: 'absolute', background: '#FFDFDF'}} /&gt;</text:p>
      <text:p text:style-name="Standard"><text:s text:c="4"/>&lt;div style={{left: 138, top: 116.38, position: 'absolute', transform: 'rotate(167deg)', transformOrigin: 'top left', textAlign: 'center', color: '#E06A6A', fontSize: 24, fontFamily: 'katsuo', fontWeight: '500', lineHeight: 36, letterSpacing: 0.48, wordWrap: 'break-word'}}&gt;&amp;amp;&lt;/div&gt;</text:p>
      <text:p text:style-name="Standard"><text:s text:c="2"/>&lt;/div&gt;</text:p>
      <text:p text:style-name="Standard"><text:s text:c="2"/>&lt;div style={{width: 228, height: 202, left: 470.07, top: 9090.99, position: 'absolute', transform: 'rotate(154deg)', transformOrigin: 'top left', overflow: 'hidden'}}&gt;</text:p>
      <text:p text:style-name="Standard"><text:s text:c="4"/>&lt;div style={{width: 278.41, height: 266.87, left: 7.33, top: 7.03, position: 'absolute', background: '#FFDFDF'}} /&gt;</text:p>
      <text:p text:style-name="Standard"><text:s text:c="2"/>&lt;/div&gt;</text:p>
      <text:p text:style-name="Standard"><text:s text:c="2"/>&lt;div style={{left: 245, top: 9031, position: 'absolute', textAlign: 'center', color: '#E06A6A', fontSize: 24, fontFamily: 'katsuo', fontWeight: '500', lineHeight: 36, letterSpacing: 0.48, wordWrap: 'break-word'}}&gt;新卒8社内定&lt;/div&gt;</text:p>
      <text:p text:style-name="Standard"><text:s text:c="2"/>&lt;div style={{left: 1060, top: 8997, position: 'absolute', textAlign: 'center', color: '#E06A6A', fontSize: 24, fontFamily: 'katsuo', fontWeight: '500', lineHeight: 36, letterSpacing: 0.48, wordWrap: 'break-word'}}&gt;留学しながら&lt;br/&gt;CA内定&lt;/div&gt;</text:p>
      <text:p text:style-name="Standard"><text:s text:c="2"/>&lt;div style={{left: 472, top: 8863, position: 'absolute', textAlign: 'center', color: '#E06A6A', fontSize: 24, fontFamily: 'katsuo', fontWeight: '500', lineHeight: 36, letterSpacing: 0.48, wordWrap: 'break-word'}}&gt;JAL <text:s text:c="2"/>ANA&lt;br/&gt; W内定&lt;/div&gt;</text:p>
      <text:p text:style-name="Standard"><text:s text:c="2"/>&lt;div style={{left: 868, top: 8863, position: 'absolute', textAlign: 'center', color: '#E06A6A', fontSize: 24, fontFamily: 'katsuo', fontWeight: '500', lineHeight: 36, letterSpacing: 0.48, wordWrap: 'break-word'}}&gt;GSからCA&lt;br/&gt;転職成功&lt;/div&gt;</text:p>
      <text:p text:style-name="Standard"><text:s text:c="2"/>&lt;div style={{width: 302, height: 556, left: 80, top: 9326, position: 'absolute', background: 'white', boxShadow: '0px 4px 4px rgba(0, 0, 0, 0.25), 0px 0px 4px rgba(0, 0, 0, 0.25)', borderRadius: 30}} /&gt;</text:p>
      <text:p text:style-name="Standard"><text:s text:c="2"/>&lt;div style={{width: 302, height: 404, left: 80, top: 9141, position: 'absolute', background: 'white', borderRadius: 30}} /&gt;</text:p>
      <text:p text:style-name="Standard"><text:s text:c="2"/>&lt;div style={{width: 641, height: 142.42, left: -45, top: 9353.89, position: 'absolute', background: 'linear-gradient(180deg, #CDEAFA 0%, white 100%)'}} /&gt;</text:p>
      <text:p text:style-name="Standard"><text:s text:c="2"/>&lt;div style={{width: 302, height: 352, left: 80, top: 9530, position: 'absolute', background: 'white', borderRadius: 30}} /&gt;</text:p>
      <text:p text:style-name="Standard"><text:s text:c="2"/>&lt;div style={{width: 645.27, height: 142.42, left: -45.83, top: 9736.84, position: 'absolute', background: 'linear-gradient(180deg, #CDEAFA 0%, white 100%)'}} /&gt;</text:p>
      <text:p text:style-name="Standard"><text:s text:c="2"/>&lt;div style={{width: 116.04, height: 55, left: 105, top: 9442.54, position: 'absolute', transform: 'rotate(-90deg)', transformOrigin: 'top left', overflow: 'hidden'}}&gt;</text:p>
      <text:p text:style-name="Standard"><text:s text:c="4"/>&lt;div style={{width: 55, height: 75.09, left: 0, top: 0, position: 'absolute', background: '#1F3E9B'}} /&gt;</text:p>
      <text:p text:style-name="Standard"><text:s text:c="4"/>&lt;div style={{width: 0, left: 55, top: 21, position: 'absolute', transform: 'rotate(90deg)', transformOrigin: 'top left', textAlign: 'center', color: 'white', fontSize: 16, fontFamily: 'Noto Sans JP', fontWeight: '700', lineHeight: 24, letterSpacing: 1.60, wordWrap: 'break-word'}}&gt;ANA&lt;/div&gt;</text:p>
      <text:p text:style-name="Standard"><text:s text:c="2"/>&lt;/div&gt;</text:p>
      <text:p text:style-name="Standard"><text:soft-page-break/><text:s text:c="2"/>&lt;div style={{width: 144, left: 184, top: 9340.50, position: 'absolute', color: '#E06A6A', fontSize: 16, fontFamily: 'Noto Sans JP', fontWeight: '700', lineHeight: 24, wordWrap: 'break-word'}}&gt;マンツーマンならではの温かさと安心感を感じました。&lt;/div&gt;</text:p>
      <text:p text:style-name="Standard"><text:s text:c="2"/>&lt;div style={{width: 302, left: 80, top: 9430.50, position: 'absolute', textAlign: 'center', color: '#F49B9B', fontSize: 20, fontFamily: 'Noto Sans JP', fontWeight: '700', lineHeight: 30, wordWrap: 'break-word'}}&gt;ANA新卒合格！Hさま&lt;/div&gt;</text:p>
      <text:p text:style-name="Standard"><text:s text:c="2"/>&lt;div style={{width: 263, left: 99, top: 9516, position: 'absolute', color: 'black', fontSize: 16, fontFamily: 'Noto Sans JP', fontWeight: '350', lineHeight: 24, wordWrap: 'break-word'}}&gt;SCAの講座を受けて、大手のスクールにはない暖かい雰囲気と、短時間であっても自分をじっくり見て頂け、本当に良かったと思います。  <text:s text:c="2"/>みか先生は、受講生の良いところをほめて伸ばしてくださいます。  <text:s text:c="2"/>授業を受けるというよりは親身に相談にのっていただくようでしたし、話しやすかったです！&lt;/div&gt;</text:p>
      <text:p text:style-name="Standard"><text:s text:c="2"/>&lt;div style={{width: 302, height: 556, left: 406, top: 9326, position: 'absolute', background: 'white', boxShadow: '0px 4px 4px rgba(0, 0, 0, 0.25), 0px 0px 4px rgba(0, 0, 0, 0.25)', borderRadius: 30}} /&gt;</text:p>
      <text:p text:style-name="Standard"><text:s text:c="2"/>&lt;div style={{width: 302, height: 404, left: 406, top: 9141.50, position: 'absolute', background: 'white', borderRadius: 30}} /&gt;</text:p>
      <text:p text:style-name="Standard"><text:s text:c="2"/>&lt;div style={{width: 645.27, height: 142.42, left: 280.17, top: 9353.89, position: 'absolute', background: 'linear-gradient(180deg, #CDEAFA 0%, white 100%)'}} /&gt;</text:p>
      <text:p text:style-name="Standard"><text:s text:c="2"/>&lt;div style={{width: 116.04, height: 55, left: 431, top: 9442.54, position: 'absolute', transform: 'rotate(-90deg)', transformOrigin: 'top left', overflow: 'hidden'}}&gt;</text:p>
      <text:p text:style-name="Standard"><text:s text:c="4"/>&lt;div style={{width: 55, height: 75.09, left: 0, top: 0, position: 'absolute', background: '#1463A6'}} /&gt;</text:p>
      <text:p text:style-name="Standard"><text:s text:c="4"/>&lt;div style={{width: 0, left: 55, top: 9.50, position: 'absolute', transform: 'rotate(90deg)', transformOrigin: 'top left', textAlign: 'center', color: 'white', fontSize: 14, fontFamily: 'Noto Sans JP', fontWeight: '700', lineHeight: 21, letterSpacing: 1.40, wordWrap: 'break-word'}}&gt;ANA&lt;br/&gt;WINGS&lt;/div&gt;</text:p>
      <text:p text:style-name="Standard"><text:s text:c="2"/>&lt;/div&gt;</text:p>
      <text:p text:style-name="Standard"><text:s text:c="2"/>&lt;div style={{width: 144, left: 510, top: 9340.50, position: 'absolute', color: '#E06A6A', fontSize: 16, fontFamily: 'Noto Sans JP', fontWeight: '700', lineHeight: 24, wordWrap: 'break-word'}}&gt;エアライン面接に置いて本当に大切なことを学べた！&lt;/div&gt;</text:p>
      <text:p text:style-name="Standard"><text:s text:c="2"/>&lt;div style={{width: 302, left: 406, top: 9430.50, position: 'absolute', textAlign: 'center', color: '#F49B9B', fontSize: 20, fontFamily: 'Noto Sans JP', fontWeight: '700', lineHeight: 30, wordWrap: 'break-word'}}&gt;ANAWINGS合格！Aさま&lt;/div&gt;</text:p>
      <text:p text:style-name="Standard"><text:s text:c="2"/>&lt;div style={{width: 263, left: 425, top: 9516, position: 'absolute', color: 'black', fontSize: 16, fontFamily: 'Noto Sans JP', fontWeight: '350', lineHeight: 24, wordWrap: 'break-word'}}&gt;SCAの講座を受講するまでは、  <text:s text:c="2"/>「エアラインの面接はすごく特別なもので、面接では（面接官が納得するような）良い答えを言わなければいけない」そう思っていました。  <text:s text:c="2"/>しかし、Mika先生にご指導していただいた中で、面接は自分の普段の生活、経験、考えなどを話す場なんだということに気が付きました。&lt;/div&gt;</text:p>
      <text:p text:style-name="Standard"><text:s text:c="2"/>&lt;div style={{width: 302, height: 352, left: 406, top: 9530, position: 'absolute', background: 'white', borderRadius: 30}} /&gt;</text:p>
      <text:p text:style-name="Standard"><text:s text:c="2"/>&lt;div style={{width: 645.27, height: 142.42, left: 282.18, top: 9739.38, position: 'absolute', background: 'linear-gradient(180deg, #CDEAFA 0%, white 100%)'}} /&gt;</text:p>
      <text:p text:style-name="Standard"><text:soft-page-break/><text:s text:c="2"/>&lt;div style={{width: 302, height: 557, left: 732, top: 9325, position: 'absolute', background: 'white', boxShadow: '0px 4px 4px rgba(0, 0, 0, 0.25), 0px 0px 4px rgba(0, 0, 0, 0.25)', borderRadius: 30}} /&gt;</text:p>
      <text:p text:style-name="Standard"><text:s text:c="2"/>&lt;div style={{width: 302, height: 404, left: 732, top: 9141, position: 'absolute', background: 'white', borderRadius: 30}} /&gt;</text:p>
      <text:p text:style-name="Standard"><text:s text:c="2"/>&lt;div style={{width: 645.27, height: 142.42, left: 606.17, top: 9353.39, position: 'absolute', background: 'linear-gradient(180deg, #CDEAFA 0%, white 100%)'}} /&gt;</text:p>
      <text:p text:style-name="Standard"><text:s text:c="2"/>&lt;div style={{width: 116.04, height: 55, left: 757, top: 9442.04, position: 'absolute', transform: 'rotate(-90deg)', transformOrigin: 'top left', overflow: 'hidden'}}&gt;</text:p>
      <text:p text:style-name="Standard"><text:s text:c="4"/>&lt;div style={{width: 55, height: 75.09, left: 0, top: 0, position: 'absolute', background: '#CC0000'}} /&gt;</text:p>
      <text:p text:style-name="Standard"><text:s text:c="4"/>&lt;div style={{width: 0, left: 55, top: 21, position: 'absolute', transform: 'rotate(90deg)', transformOrigin: 'top left', textAlign: 'center', color: 'white', fontSize: 16, fontFamily: 'Noto Sans JP', fontWeight: '700', lineHeight: 24, letterSpacing: 1.60, wordWrap: 'break-word'}}&gt;JAL&lt;/div&gt;</text:p>
      <text:p text:style-name="Standard"><text:s text:c="2"/>&lt;/div&gt;</text:p>
      <text:p text:style-name="Standard"><text:s text:c="2"/>&lt;div style={{width: 302, height: 353, left: 732, top: 9529, position: 'absolute', background: 'white', borderRadius: 30}} /&gt;</text:p>
      <text:p text:style-name="Standard"><text:s text:c="2"/>&lt;div style={{width: 641, height: 142.42, left: 607, top: 9742.55, position: 'absolute', background: 'linear-gradient(180deg, #CDEAFA 0%, white 100%)'}} /&gt;</text:p>
      <text:p text:style-name="Standard"><text:s text:c="2"/>&lt;div style={{width: 144, left: 836, top: 9340, position: 'absolute', color: '#E06A6A', fontSize: 16, fontFamily: 'Noto Sans JP', fontWeight: '700', lineHeight: 24, wordWrap: 'break-word'}}&gt;講座を通して詰めの甘さに気が付けました！&lt;/div&gt;</text:p>
      <text:p text:style-name="Standard"><text:s text:c="2"/>&lt;div style={{width: 302, left: 732, top: 9430, position: 'absolute', textAlign: 'center', color: '#F49B9B', fontSize: 20, fontFamily: 'Noto Sans JP', fontWeight: '700', lineHeight: 30, wordWrap: 'break-word'}}&gt;JAL合格！Aさま&lt;/div&gt;</text:p>
      <text:p text:style-name="Standard"><text:s text:c="2"/>&lt;div style={{width: 263, left: 751, top: 9516, position: 'absolute', color: 'black', fontSize: 16, fontFamily: 'Noto Sans JP', fontWeight: '350', lineHeight: 24, wordWrap: 'break-word'}}&gt;面接では、自分の経験や体験をお話しするだけではなく、そこから何を学び、どのように感じたかまでお話ししなければ意味がないということを改めて感じました。（出来ているつもりでも、講座を受けていくと詰めが甘い部分に気が付きました！）  <text:s text:c="2"/>また、最終落ちが続いて誰にも本当の気持ちを打ち明けられずにいた時にも先生が温かく励ましてくださり、勇気づけられました。良い意味で、自分に甘くできるようになりました。&lt;/div&gt;</text:p>
      <text:p text:style-name="Standard"><text:s text:c="2"/>&lt;div style={{width: 302, height: 557, left: 1058, top: 9325, position: 'absolute', background: 'white', boxShadow: '0px 4px 4px rgba(0, 0, 0, 0.25), 0px 0px 4px rgba(0, 0, 0, 0.25)', borderRadius: 30}} /&gt;</text:p>
      <text:p text:style-name="Standard"><text:s text:c="2"/>&lt;div style={{width: 302, height: 404, left: 1058, top: 9141.50, position: 'absolute', background: 'white', borderRadius: 30}} /&gt;</text:p>
      <text:p text:style-name="Standard"><text:s text:c="2"/>&lt;div style={{width: 645.27, height: 142.42, left: 932.17, top: 9353.89, position: 'absolute', background: 'linear-gradient(180deg, #CDEAFA 0%, white 100%)'}} /&gt;</text:p>
      <text:p text:style-name="Standard"><text:s text:c="2"/>&lt;div style={{width: 116.04, height: 55, left: 1083, top: 9442.54, position: 'absolute', transform: 'rotate(-90deg)', transformOrigin: 'top left', overflow: 'hidden'}}&gt;</text:p>
      <text:p text:style-name="Standard"><text:s text:c="4"/>&lt;div style={{width: 55, height: 75.09, left: 0, top: 0, position: 'absolute', background: '#700413'}} /&gt;</text:p>
      <text:p text:style-name="Standard"><text:s text:c="4"/>&lt;div style={{width: 0, left: 55, top: 20.50, position: 'absolute', transform: 'rotate(90deg)', transformOrigin: 'top left', textAlign: 'center', color: 'white', fontSize: 16, fontFamily: 'Noto Sans JP', fontWeight: '700', lineHeight: 24, letterSpacing: 1.60, wordWrap: 'break-word'}}&gt;J-AIR&lt;/div&gt;</text:p>
      <text:p text:style-name="Standard"><text:soft-page-break/><text:s text:c="2"/>&lt;/div&gt;</text:p>
      <text:p text:style-name="Standard"><text:s text:c="2"/>&lt;div style={{width: 302, height: 352, left: 1058, top: 9530, position: 'absolute', background: 'white', borderRadius: 30}} /&gt;</text:p>
      <text:p text:style-name="Standard"><text:s text:c="2"/>&lt;div style={{width: 641, height: 142.42, left: 933, top: 9743.55, position: 'absolute', background: 'linear-gradient(180deg, #CDEAFA 0%, white 100%)'}} /&gt;</text:p>
      <text:p text:style-name="Standard"><text:s text:c="2"/>&lt;div style={{width: 183, height: 90, left: 1154, top: 9340, position: 'absolute', color: '#E06A6A', fontSize: 15, fontFamily: 'Noto Sans JP', fontWeight: '700', lineHeight: 22.50, wordWrap: 'break-word'}}&gt;日々の行動が合格に繋がっている、との言葉を聞き、動き出すことが出来ました。&lt;/div&gt;</text:p>
      <text:p text:style-name="Standard"><text:s text:c="2"/>&lt;div style={{width: 302, left: 1058, top: 9430.50, position: 'absolute', textAlign: 'center', color: '#F49B9B', fontSize: 20, fontFamily: 'Noto Sans JP', fontWeight: '700', lineHeight: 30, wordWrap: 'break-word'}}&gt;ジェイエア合格！Mさま&lt;/div&gt;</text:p>
      <text:p text:style-name="Standard"><text:s text:c="2"/>&lt;div style={{width: 263, left: 1077, top: 9488.50, position: 'absolute', color: 'black', fontSize: 16, fontFamily: 'Noto Sans JP', fontWeight: '350', lineHeight: 24, wordWrap: 'break-word'}}&gt;大手JAL/ANAに落ちてしまい、完全にやる気を失っていた時に、どうにかやる気を出してもう一度就活をしたいと思っていたところ先生のツイッターを見掛け申し込みしました。  <text:s text:c="2"/>落ちたショックで、家にこもりっぱなしの日々でしたが先生からの“日々の行動が合格に繋がっている”との言葉を聞き動き出すことが出来ました。オンラインでしたが受講して本当に良かったなぁと思いました。  <text:s text:c="2"/>少しでも航空受験のことで悩んでいるのなら、是非みか先生に相談してほしいと思いました。&lt;/div&gt;</text:p>
      <text:p text:style-name="Standard"><text:s text:c="2"/>&lt;div style={{width: 302, height: 557, left: 1384, top: 9326, position: 'absolute', background: 'white', boxShadow: '0px 4px 4px rgba(0, 0, 0, 0.25), 0px 0px 4px rgba(0, 0, 0, 0.25)', borderRadius: 30}} /&gt;</text:p>
      <text:p text:style-name="Standard"><text:s text:c="2"/>&lt;div style={{width: 302, height: 220, left: 1384, top: 9326, position: 'absolute', background: 'white', borderRadius: 30}} /&gt;</text:p>
      <text:p text:style-name="Standard"><text:s text:c="2"/>&lt;div style={{width: 641, height: 142.42, left: 1259, top: 9356.75, position: 'absolute', background: 'linear-gradient(180deg, #CDEAFA 0%, white 100%)'}} /&gt;</text:p>
      <text:p text:style-name="Standard"><text:s text:c="2"/>&lt;div style={{width: 116.04, height: 55, left: 1409, top: 9443.54, position: 'absolute', transform: 'rotate(-90deg)', transformOrigin: 'top left', overflow: 'hidden'}}&gt;</text:p>
      <text:p text:style-name="Standard"><text:s text:c="4"/>&lt;div style={{width: 55, height: 75.09, left: 0, top: 0, position: 'absolute', background: '#1F3E9B'}} /&gt;</text:p>
      <text:p text:style-name="Standard"><text:s text:c="4"/>&lt;div style={{width: 0, left: 55, top: 20.50, position: 'absolute', transform: 'rotate(90deg)', transformOrigin: 'top left', textAlign: 'center', color: 'white', fontSize: 16, fontFamily: 'Noto Sans JP', fontWeight: '700', lineHeight: 24, letterSpacing: 1.60, wordWrap: 'break-word'}}&gt;AJX&lt;/div&gt;</text:p>
      <text:p text:style-name="Standard"><text:s text:c="2"/>&lt;/div&gt;</text:p>
      <text:p text:style-name="Standard"><text:s text:c="2"/>&lt;div style={{width: 302, height: 352, left: 1384, top: 9531, position: 'absolute', background: 'white', borderRadius: 30}} /&gt;</text:p>
      <text:p text:style-name="Standard"><text:s text:c="2"/>&lt;div style={{width: 641, height: 142.42, left: 1259, top: 9740.38, position: 'absolute', background: 'linear-gradient(180deg, #CDEAFA 0%, white 100%)'}} /&gt;</text:p>
      <text:p text:style-name="Standard"><text:s text:c="2"/>&lt;div style={{width: 183, height: 90, left: 1480, top: 9341, position: 'absolute', color: '#E06A6A', fontSize: 16, fontFamily: 'Noto Sans JP', fontWeight: '700', lineHeight: 24, wordWrap: 'break-word'}}&gt;後悔なく本番を迎えられ内定を掴めました！&lt;/div&gt;</text:p>
      <text:p text:style-name="Standard"><text:s text:c="2"/>&lt;div style={{width: 302, left: 1384, top: 9431.50, position: 'absolute', textAlign: 'center', color: '#F49B9B', fontSize: 20, fontFamily: 'Noto Sans JP', fontWeight: '700', lineHeight: 30, wordWrap: 'break-word'}}&gt;AJX合格！Hさま&lt;/div&gt;</text:p>
      <text:p text:style-name="Standard"><text:s text:c="2"/>&lt;div style={{width: 263, left: 1403, top: 9489.50, position: 'absolute', color: 'black', fontSize: 16, fontFamily: 'Noto Sans JP', fontWeight: '350', lineHeight: 24, wordWrap: 'break-word'}}&gt;この度、<text:soft-page-break/>エアージャパンから内定のご連絡をいただく事ができて本当に嬉しいです！ずっと叶えたかったCAの夢をやっと形にすることができました！ありがとうございます！先生のレッスンで初めてここまで自分について深く考えることができたからこそ、内定を頂けたと思いますし、また面接練習でも、先生のアドバイスのおかげで後悔なく本番を迎えることができました！菊地先生が支えてくださったり、様々なサポートをして下さったおかげです！本当に嬉しいです😭ありがとうございます！&lt;/div&gt;</text:p>
      <text:p text:style-name="Standard"><text:s text:c="2"/>&lt;div style={{width: 302, height: 556, left: -246, top: 9326, position: 'absolute', background: 'white', boxShadow: '0px 4px 4px rgba(0, 0, 0, 0.25), 0px 0px 4px rgba(0, 0, 0, 0.25)', borderRadius: 30}} /&gt;</text:p>
      <text:p text:style-name="Standard"><text:s text:c="2"/>&lt;div style={{width: 302, height: 404, left: -246, top: 9141, position: 'absolute', background: 'white', borderRadius: 30}} /&gt;</text:p>
      <text:p text:style-name="Standard"><text:s text:c="2"/>&lt;div style={{width: 645.27, height: 142.42, left: -371.83, top: 9355.25, position: 'absolute', background: 'linear-gradient(180deg, #CDEAFA 0%, white 100%)'}} /&gt;</text:p>
      <text:p text:style-name="Standard"><text:s text:c="2"/>&lt;div style={{width: 302, height: 352, left: -246, top: 9530, position: 'absolute', background: 'white', borderRadius: 30}} /&gt;</text:p>
      <text:p text:style-name="Standard"><text:s text:c="2"/>&lt;div style={{width: 641, height: 142.42, left: -371, top: 9736.07, position: 'absolute', background: 'linear-gradient(180deg, #CDEAFA 0%, white 100%)'}} /&gt;</text:p>
      <text:p text:style-name="Standard"><text:s text:c="2"/>&lt;div style={{width: 116.04, height: 55, left: -221, top: 9442.54, position: 'absolute', transform: 'rotate(-90deg)', transformOrigin: 'top left', overflow: 'hidden'}}&gt;</text:p>
      <text:p text:style-name="Standard"><text:s text:c="4"/>&lt;div style={{width: 55, height: 75.09, left: 0, top: 0, position: 'absolute', background: '#DA3690'}} /&gt;</text:p>
      <text:p text:style-name="Standard"><text:s text:c="4"/>&lt;div style={{width: 0, left: 55, top: 21, position: 'absolute', transform: 'rotate(90deg)', transformOrigin: 'top left', textAlign: 'center', color: 'white', fontSize: 16, fontFamily: 'Noto Sans JP', fontWeight: '700', lineHeight: 24, letterSpacing: 1.60, wordWrap: 'break-word'}}&gt;IBEX&lt;/div&gt;</text:p>
      <text:p text:style-name="Standard"><text:s text:c="2"/>&lt;/div&gt;</text:p>
      <text:p text:style-name="Standard"><text:s text:c="2"/>&lt;div style={{width: 144, left: -142, top: 9340.50, position: 'absolute', color: '#E06A6A', fontSize: 16, fontFamily: 'Noto Sans JP', fontWeight: '700', lineHeight: 24, wordWrap: 'break-word'}}&gt;講座を通して自分自身を認めてあげれるようになった！&lt;/div&gt;</text:p>
      <text:p text:style-name="Standard"><text:s text:c="2"/>&lt;div style={{width: 302, left: -246, top: 9430.50, position: 'absolute', textAlign: 'center', color: '#F49B9B', fontSize: 20, fontFamily: 'Noto Sans JP', fontWeight: '700', lineHeight: 30, wordWrap: 'break-word'}}&gt;IBEX合格！Dさま&lt;/div&gt;</text:p>
      <text:p text:style-name="Standard"><text:s text:c="2"/>&lt;div style={{width: 263, left: -227, top: 9516, position: 'absolute', color: 'black', fontSize: 16, fontFamily: 'Noto Sans JP', fontWeight: '350', lineHeight: 24, wordWrap: 'break-word'}}&gt;SCAを受講したことで自分で自分を褒めて、認めてあげられるようになったと思います。私が先生の言葉の中で一番印象に残っていることは、「自分への評価は第三者に頼らず、自分自身で行うもの」というお話です。この言葉をお聞きした時、ものすごく心に響きました。&lt;/div&gt;</text:p>
      <text:p text:style-name="Standard"><text:s text:c="2"/>&lt;div style={{width: 344, height: 234, left: 180, top: 2972, position: 'absolute', background: '#AA9B9B', borderTopRightRadius: 40}} /&gt;</text:p>
      <text:p text:style-name="Standard"><text:s text:c="2"/>&lt;img style={{width: 452.41, height: 301.61, left: 126.17, top: 2933.78, position: 'absolute'}} src="https://placehold.co/452x302" /&gt;</text:p>
      <text:p text:style-name="Standard"><text:s text:c="2"/>&lt;div style={{width: 344, height: 185, left: 524, top: 3391, position: 'absolute', transform: 'rotate(180deg)', transformOrigin: 'top left', background: '#FFDFDF', borderTopLeftRadius: 30, borderTopRightRadius: 30}} /&gt;</text:p>
      <text:p text:style-name="Standard"><text:s text:c="2"/>&lt;div style={{width: 296, height: 94, left: 204, top: 3266, position: 'absolute', justifyContent: 'center', display: 'flex', flexDirection: 'column', color: 'black', fontSize: 14, fontFamily: 'Noto Sans JP', fontWeight: '400', lineHeight: 21, letterSpacing: 1.40, wordWrap: 'break-word'}}&gt;ブログの本文<text:soft-page-break/>が入ります。ブログの本文が入ります。ブログの本文が入ります。ブログの本文が入ります。ブログの本文が入ります。ブログの本文が入ります。&lt;/div&gt;</text:p>
      <text:p text:style-name="Standard"><text:s text:c="2"/>&lt;div style={{width: 343, height: 16, left: 180, top: 3228, position: 'absolute', textAlign: 'center', justifyContent: 'center', display: 'flex', flexDirection: 'column', color: 'black', fontSize: 20, fontFamily: 'Noto Sans JP', fontWeight: '400', lineHeight: 30, letterSpacing: 2, wordWrap: 'break-word'}}&gt;ブログのタイトル・・・&lt;/div&gt;</text:p>
      <text:p text:style-name="Standard"><text:s text:c="2"/>&lt;div style={{left: 186, top: 2948, position: 'absolute', textAlign: 'center', color: 'black', fontSize: 16, fontFamily: 'Noto Sans JP', fontWeight: '400', lineHeight: 24, letterSpacing: 1.60, wordWrap: 'break-word'}}&gt;2026/02/01&lt;/div&gt;</text:p>
      <text:p text:style-name="Standard"><text:s text:c="2"/>&lt;div style={{paddingLeft: 20, paddingRight: 20, paddingTop: 10, paddingBottom: 10, left: 180, top: 2972, position: 'absolute', background: 'white', justifyContent: 'center', alignItems: 'center', gap: 10, display: 'inline-flex'}}&gt;</text:p>
      <text:p text:style-name="Standard"><text:s text:c="4"/>&lt;div style={{textAlign: 'center', color: 'black', fontSize: 10, fontFamily: 'Noto Sans JP', fontWeight: '400', lineHeight: 15, letterSpacing: 1, wordWrap: 'break-word'}}&gt;タグがあれば&lt;/div&gt;</text:p>
      <text:p text:style-name="Standard"><text:s text:c="2"/>&lt;/div&gt;</text:p>
      <text:p text:style-name="Standard"><text:s text:c="2"/>&lt;div style={{width: 344, height: 234, left: 548, top: 2972, position: 'absolute', background: '#AA9B9B', borderTopRightRadius: 40}} /&gt;</text:p>
      <text:p text:style-name="Standard"><text:s text:c="2"/>&lt;img style={{width: 452.41, height: 301.61, left: 494.17, top: 2933.78, position: 'absolute'}} src="https://placehold.co/452x302" /&gt;</text:p>
      <text:p text:style-name="Standard"><text:s text:c="2"/>&lt;div style={{width: 344, height: 185, left: 892, top: 3391, position: 'absolute', transform: 'rotate(180deg)', transformOrigin: 'top left', background: '#FFDFDF', borderTopLeftRadius: 30, borderTopRightRadius: 30}} /&gt;</text:p>
      <text:p text:style-name="Standard"><text:s text:c="2"/>&lt;div style={{width: 296, height: 94, left: 572, top: 3266, position: 'absolute', justifyContent: 'center', display: 'flex', flexDirection: 'column', color: 'black', fontSize: 14, fontFamily: 'Noto Sans JP', fontWeight: '400', lineHeight: 21, letterSpacing: 1.40, wordWrap: 'break-word'}}&gt;ブログの本文が入ります。ブログの本文が入ります。ブログの本文が入ります。ブログの本文が入ります。ブログの本文が入ります。ブログの本文が入ります。&lt;/div&gt;</text:p>
      <text:p text:style-name="Standard"><text:s text:c="2"/>&lt;div style={{width: 343, height: 16, left: 548, top: 3228, position: 'absolute', textAlign: 'center', justifyContent: 'center', display: 'flex', flexDirection: 'column', color: 'black', fontSize: 20, fontFamily: 'Noto Sans JP', fontWeight: '400', lineHeight: 30, letterSpacing: 2, wordWrap: 'break-word'}}&gt;ブログのタイトル・・・&lt;/div&gt;</text:p>
      <text:p text:style-name="Standard"><text:s text:c="2"/>&lt;div style={{left: 554, top: 2948, position: 'absolute', textAlign: 'center', color: 'black', fontSize: 16, fontFamily: 'Noto Sans JP', fontWeight: '400', lineHeight: 24, letterSpacing: 1.60, wordWrap: 'break-word'}}&gt;2026/02/01&lt;/div&gt;</text:p>
      <text:p text:style-name="Standard"><text:s text:c="2"/>&lt;div style={{paddingLeft: 20, paddingRight: 20, paddingTop: 10, paddingBottom: 10, left: 548, top: 2972, position: 'absolute', background: 'white', justifyContent: 'center', alignItems: 'center', gap: 10, display: 'inline-flex'}}&gt;</text:p>
      <text:p text:style-name="Standard"><text:s text:c="4"/>&lt;div style={{textAlign: 'center', color: 'black', fontSize: 10, fontFamily: 'Noto Sans JP', fontWeight: '400', lineHeight: 15, letterSpacing: 1, wordWrap: 'break-word'}}&gt;タグがあれば&lt;/div&gt;</text:p>
      <text:p text:style-name="Standard"><text:s text:c="2"/>&lt;/div&gt;</text:p>
      <text:p text:style-name="Standard"><text:s text:c="2"/>&lt;div style={{width: 344, height: 234, left: 916, top: 2972, position: 'absolute', background: '#AA9B9B', borderTopRightRadius: 40}} /&gt;</text:p>
      <text:p text:style-name="Standard"><text:s text:c="2"/>&lt;img style={{width: 452.41, height: 301.61, left: 862.17, top: 2933.78, position: 'absolute'}} src="https://placehold.co/452x302" /&gt;</text:p>
      <text:p text:style-name="Standard"><text:soft-page-break/><text:s text:c="2"/>&lt;div style={{width: 344, height: 185, left: 1260, top: 3391, position: 'absolute', transform: 'rotate(180deg)', transformOrigin: 'top left', background: '#FFDFDF', borderTopLeftRadius: 30, borderTopRightRadius: 30}} /&gt;</text:p>
      <text:p text:style-name="Standard"><text:s text:c="2"/>&lt;div style={{width: 296, height: 94, left: 940, top: 3266, position: 'absolute', justifyContent: 'center', display: 'flex', flexDirection: 'column', color: 'black', fontSize: 14, fontFamily: 'Noto Sans JP', fontWeight: '400', lineHeight: 21, letterSpacing: 1.40, wordWrap: 'break-word'}}&gt;ブログの本文が入ります。ブログの本文が入ります。ブログの本文が入ります。ブログの本文が入ります。ブログの本文が入ります。ブログの本文が入ります。&lt;/div&gt;</text:p>
      <text:p text:style-name="Standard"><text:s text:c="2"/>&lt;div style={{width: 343, height: 16, left: 916, top: 3228, position: 'absolute', textAlign: 'center', justifyContent: 'center', display: 'flex', flexDirection: 'column', color: 'black', fontSize: 20, fontFamily: 'Noto Sans JP', fontWeight: '400', lineHeight: 30, letterSpacing: 2, wordWrap: 'break-word'}}&gt;ブログのタイトル・・・&lt;/div&gt;</text:p>
      <text:p text:style-name="Standard"><text:s text:c="2"/>&lt;div style={{left: 922, top: 2948, position: 'absolute', textAlign: 'center', color: 'black', fontSize: 16, fontFamily: 'Noto Sans JP', fontWeight: '400', lineHeight: 24, letterSpacing: 1.60, wordWrap: 'break-word'}}&gt;2026/02/01&lt;/div&gt;</text:p>
      <text:p text:style-name="Standard"><text:s text:c="2"/>&lt;div style={{paddingLeft: 20, paddingRight: 20, paddingTop: 10, paddingBottom: 10, left: 916, top: 2972, position: 'absolute', background: 'white', justifyContent: 'center', alignItems: 'center', gap: 10, display: 'inline-flex'}}&gt;</text:p>
      <text:p text:style-name="Standard"><text:s text:c="4"/>&lt;div style={{textAlign: 'center', color: 'black', fontSize: 10, fontFamily: 'Noto Sans JP', fontWeight: '400', lineHeight: 15, letterSpacing: 1, wordWrap: 'break-word'}}&gt;タグがあれば&lt;/div&gt;</text:p>
      <text:p text:style-name="Standard"><text:s text:c="2"/>&lt;/div&gt;</text:p>
      <text:p text:style-name="Standard"><text:s text:c="2"/>&lt;div style={{width: 200, height: 12.04, left: 185, top: 2768, position: 'absolute', justifyContent: 'center', display: 'flex', flexDirection: 'column', color: '#F49B9B', fontSize: 24, fontFamily: 'Allura', fontWeight: '400', lineHeight: 36, wordWrap: 'break-word'}}&gt;Blog&lt;/div&gt;</text:p>
      <text:p text:style-name="Standard"><text:s text:c="2"/>&lt;div style={{width: 148, height: 35, left: 180, top: 2782.88, position: 'absolute', color: '#F49B9B', fontSize: 32, fontFamily: 'Yu Mincho', fontWeight: '600', lineHeight: 48, letterSpacing: 6.40, wordWrap: 'break-word'}}&gt;ブログ&lt;/div&gt;</text:p>
      <text:p text:style-name="Standard"><text:s text:c="2"/>&lt;div style={{width: 32.36, height: 35.10, left: 1.32, top: 0, position: 'absolute', background: '#F49B9B'}} /&gt;</text:p>
      <text:p text:style-name="Standard"><text:s text:c="2"/>&lt;div style={{width: 528, height: 56, padding: 10, left: 461, top: 3471, position: 'absolute', borderRadius: 30, outline: '1px #F49B9B solid', outlineOffset: '-1px', justifyContent: 'center', alignItems: 'center', gap: 20, display: 'inline-flex'}}&gt;</text:p>
      <text:p text:style-name="Standard"><text:s text:c="4"/>&lt;div style={{width: 202, height: 18, textAlign: 'center', justifyContent: 'center', display: 'flex', flexDirection: 'column', color: '#F49B9B', fontSize: 20, fontFamily: 'Noto Sans JP', fontWeight: '350', lineHeight: 30, letterSpacing: 2, wordWrap: 'break-word'}}&gt;ブログをもっと見る&lt;/div&gt;</text:p>
      <text:p text:style-name="Standard"><text:s text:c="2"/>&lt;/div&gt;</text:p>
      <text:p text:style-name="Standard"><text:s text:c="2"/>&lt;div style={{width: 528, height: 56, padding: 10, left: 456, top: 8590, position: 'absolute', background: '#F49B9B', boxShadow: '0px 4px 4px rgba(0, 0, 0, 0.25)', borderRadius: 30, justifyContent: 'center', alignItems: 'center', gap: 20, display: 'inline-flex'}}&gt;</text:p>
      <text:p text:style-name="Standard"><text:s text:c="4"/>&lt;div style={{width: 304, textAlign: 'center', justifyContent: 'center', display: 'flex', flexDirection: 'column', color: 'white', fontSize: 16, fontFamily: 'Noto Sans JP', fontWeight: '700', lineHeight: 24, letterSpacing: 1.60, wordWrap: 'break-word'}}&gt;ちょっと相談してみる&lt;/div&gt;</text:p>
      <text:p text:style-name="Standard"><text:s text:c="2"/>&lt;/div&gt;</text:p>
      <text:p text:style-name="Standard"><text:s text:c="2"/>&lt;div style={{width: 263.20, height: 168.71, left: 291, top: 8446.10, position: 'absolute', transform: 'rotate(-11deg)', transformOrigin: 'top left', background: '#E3C5C5'}} /&gt;</text:p>
      <text:p text:style-name="Standard"><text:soft-page-break/><text:s text:c="2"/>&lt;div style={{width: 257.04, height: 56.38, left: 306, top: 8490.28, position: 'absolute', transform: 'rotate(-7deg)', transformOrigin: 'top left', textAlign: 'center', color: 'white', fontSize: 18, fontFamily: 'katsuo', fontWeight: '500', lineHeight: 28.80, letterSpacing: 1.80, wordWrap: 'break-word'}}&gt;どの講座が自分に合うか&lt;br/&gt;聞いてみたい&lt;/div&gt;</text:p>
      <text:p text:style-name="Standard">&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i-sans-serif" svg:font-family="ui-sans-serif, system-ui, sans-serif, 'Apple Color Emoji', 'Segoe UI Emoji', 'Segoe UI Symbol', 'Noto Color Emoji'" style:font-charset="x-symbol"/>
    <style:font-face style:name="ヒラギノ明朝 ProN" svg:font-family="'ヒラギノ明朝 ProN'" style:font-family-generic="system" style:font-pitch="variable"/>
    <style:font-face style:name="ヒラギノ角ゴシック" svg:font-family="ヒラギノ角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ヒラギノ明朝 ProN"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ヒラギノ明朝 ProN"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ヒラギノ角ゴシック" style:font-family-asian="ヒラギノ角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6-02-27T12:51:31.360912690</meta:creation-date>
    <dc:date>2026-02-27T12:53:17.224814064</dc:date>
    <meta:editing-duration>PT1M46S</meta:editing-duration>
    <meta:editing-cycles>1</meta:editing-cycles>
    <meta:document-statistic meta:table-count="0" meta:image-count="0" meta:object-count="0" meta:page-count="36" meta:paragraph-count="582" meta:word-count="16390" meta:character-count="114836" meta:non-whitespace-character-count="100351"/>
    <meta:generator>DocxEditor/3.0.0.2$MacOSX_AARCH64 LibreOffice_project/e114eadc50a9ff8d8c8a0567d6da8f454beeb84f</meta:generator>
  </office:meta>
</office:document-meta>
</file>